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Source Code Pro Semibold" svg:font-family="'Source Code Pro Semibold'" style:font-family-generic="modern" style:font-pitch="fixed"/>
    <style:font-face style:name="Source Code Pro Semibold1" svg:font-family="'Source Code Pro Semibold'"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2514in" fo:margin-left="0in" table:align="left" style:may-break-between-rows="true" table:border-model="collapsing"/>
    </style:style>
    <style:style style:name="Table1.A" style:family="table-column">
      <style:table-column-properties style:column-width="0.8083in"/>
    </style:style>
    <style:style style:name="Table1.B" style:family="table-column">
      <style:table-column-properties style:column-width="0.8819in"/>
    </style:style>
    <style:style style:name="Table1.D" style:family="table-column">
      <style:table-column-properties style:column-width="1.3778in"/>
    </style:style>
    <style:style style:name="Table1.E" style:family="table-column">
      <style:table-column-properties style:column-width="1.3056in"/>
    </style:style>
    <style:style style:name="Table1.F" style:family="table-column">
      <style:table-column-properties style:column-width="0.9368in"/>
    </style:style>
    <style:style style:name="Table1.G" style:family="table-column">
      <style:table-column-properties style:column-width="1.1326in"/>
    </style:style>
    <style:style style:name="Table1.1" style:family="table-row">
      <style:table-row-properties style:min-row-height="0.2688in" fo:keep-together="auto"/>
    </style:style>
    <style:style style:name="Table1.A1" style:family="table-cell">
      <style:table-cell-properties fo:background-color="#00599d" fo:padding="0.0403in" fo:border-left="none" fo:border-right="none" fo:border-top="none" fo:border-bottom="0.75pt solid #00599d" style:writing-mode="page">
        <style:background-image/>
      </style:table-cell-properties>
    </style:style>
    <style:style style:name="Table1.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B2" style:family="table-cell" style:data-style-name="N0">
      <style:table-cell-properties fo:background-color="transparent" fo:padding="0.0403in" fo:border="none" style:writing-mode="page">
        <style:background-image/>
      </style:table-cell-properties>
    </style:style>
    <style:style style:name="Table1.D2" style:family="table-cell">
      <style:table-cell-properties fo:background-color="transparent" fo:padding="0.0403in" fo:border="none" style:writing-mode="page">
        <style:background-image/>
      </style:table-cell-properties>
    </style:style>
    <style:style style:name="Table1.E2" style:family="table-cell">
      <style:table-cell-properties fo:background-color="transparent" fo:padding="0.0403in" fo:border="none" style:writing-mode="page">
        <style:background-image/>
      </style:table-cell-properties>
    </style:style>
    <style:style style:name="Table1.F2" style:family="table-cell">
      <style:table-cell-properties fo:background-color="transparent" fo:padding="0.0403in" fo:border="none" style:writing-mode="page">
        <style:background-image/>
      </style:table-cell-properties>
    </style:style>
    <style:style style:name="Table1.G2"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able1.3" style:family="table-row">
      <style:table-row-properties style:min-row-height="0.2688in"/>
    </style:style>
    <style:style style:name="Table1.A3" style:family="table-cell">
      <style:table-cell-properties fo:background-color="#dddddd" fo:padding="0.0403in" fo:border-left="0.75pt solid #00599d" fo:border-right="none" fo:border-top="none" fo:border-bottom="none" style:writing-mode="page">
        <style:background-image/>
      </style:table-cell-properties>
    </style:style>
    <style:style style:name="Table1.B3" style:family="table-cell">
      <style:table-cell-properties fo:background-color="#dddddd" fo:padding="0.0403in" fo:border="none" style:writing-mode="page">
        <style:background-image/>
      </style:table-cell-properties>
    </style:style>
    <style:style style:name="Table1.C3" style:family="table-cell">
      <style:table-cell-properties fo:background-color="#dddddd" fo:padding="0.0403in" fo:border="none" style:writing-mode="page">
        <style:background-image/>
      </style:table-cell-properties>
    </style:style>
    <style:style style:name="Table1.D3" style:family="table-cell">
      <style:table-cell-properties fo:background-color="#dddddd" fo:padding="0.0403in" fo:border="none" style:writing-mode="page">
        <style:background-image/>
      </style:table-cell-properties>
    </style:style>
    <style:style style:name="Table1.E3" style:family="table-cell">
      <style:table-cell-properties fo:background-color="#dddddd" fo:padding="0.0403in" fo:border="none" style:writing-mode="page">
        <style:background-image/>
      </style:table-cell-properties>
    </style:style>
    <style:style style:name="Table1.F3" style:family="table-cell" style:data-style-name="N0">
      <style:table-cell-properties fo:background-color="#dddddd" fo:padding="0.0403in" fo:border="none" style:writing-mode="page">
        <style:background-image/>
      </style:table-cell-properties>
    </style:style>
    <style:style style:name="Table1.G3" style:family="table-cell">
      <style:table-cell-properties fo:background-color="#dddddd" fo:padding="0.0403in" fo:border-left="none" fo:border-right="0.75pt solid #00599d" fo:border-top="none" fo:border-bottom="none" style:writing-mode="page">
        <style:background-image/>
      </style:table-cell-properties>
    </style:style>
    <style:style style:name="Table1.4" style:family="table-row">
      <style:table-row-properties style:min-row-height="0.0465in" fo:keep-together="auto"/>
    </style:style>
    <style:style style:name="Table1.A4" style:family="table-cell">
      <style:table-cell-properties fo:background-color="#adc5e7" fo:padding="0.0403in" fo:border="0.75pt solid #00599d" style:writing-mode="page">
        <style:background-image/>
      </style:table-cell-properties>
    </style:style>
    <style:style style:name="P1" style:family="paragraph" style:parent-style-name="Header">
      <loext:graphic-properties draw:fill-gradient-name="gradient" draw:fill-hatch-name="hatch"/>
      <style:paragraph-properties fo:text-align="end" style:justify-single-word="false" fo:padding="0.0201in" fo:border-left="none" fo:border-right="none" fo:border-top="none" fo:border-bottom="0.06pt solid #000000"/>
      <style:text-properties style:font-name="Source Code Pro" fo:font-style="italic" officeooo:rsid="009f982a" officeooo:paragraph-rsid="00a0cba4" style:font-style-asian="italic" style:font-style-complex="italic"/>
    </style:style>
    <style:style style:name="P2" style:family="paragraph" style:parent-style-name="Header">
      <loext:graphic-properties draw:fill-gradient-name="gradient" draw:fill-hatch-name="hatch"/>
      <style:paragraph-properties fo:padding="0.0201in" fo:border-left="none" fo:border-right="none" fo:border-top="none" fo:border-bottom="0.06pt solid #000000"/>
      <style:text-properties style:font-name="Source Code Pro" fo:font-style="italic" officeooo:rsid="009f982a" officeooo:paragraph-rsid="009f982a"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Source Code Pro Semibold" fo:font-size="32pt" officeooo:rsid="0011b3c2" officeooo:paragraph-rsid="0011b3c2" style:font-size-asian="32pt" style:font-size-complex="32pt"/>
    </style:style>
    <style:style style:name="P5" style:family="paragraph" style:parent-style-name="Standard">
      <style:paragraph-properties fo:text-align="center" style:justify-single-word="false"/>
      <style:text-properties style:font-name="Source Code Pro Semibold" fo:font-size="12pt" officeooo:rsid="0011b3c2" officeooo:paragraph-rsid="0011b3c2" style:font-size-asian="10.5pt" style:font-size-complex="12pt"/>
    </style:style>
    <style:style style:name="P6" style:family="paragraph" style:parent-style-name="Standard">
      <style:text-properties officeooo:paragraph-rsid="00cffedf"/>
    </style:style>
    <style:style style:name="P7" style:family="paragraph" style:parent-style-name="Standard">
      <style:text-properties officeooo:paragraph-rsid="00d29ce3"/>
    </style:style>
    <style:style style:name="P8" style:family="paragraph" style:parent-style-name="Standard">
      <style:text-properties fo:font-style="normal" officeooo:rsid="00e8b332" officeooo:paragraph-rsid="00e8b332" style:font-style-asian="normal" style:font-style-complex="normal"/>
    </style:style>
    <style:style style:name="P9" style:family="paragraph" style:parent-style-name="Standard">
      <style:text-properties officeooo:rsid="00d6ff6d" officeooo:paragraph-rsid="00d6ff6d"/>
    </style:style>
    <style:style style:name="P10" style:family="paragraph" style:parent-style-name="Standard">
      <style:text-properties fo:color="#000000" style:text-outline="false" style:text-line-through-style="none" style:text-line-through-type="none" style:font-name="Liberation Sans" fo:font-size="12pt" fo:font-style="normal" fo:text-shadow="none" style:text-underline-style="none" fo:font-weight="normal" officeooo:rsid="00d9fd02" officeooo:paragraph-rsid="00d6ff6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da181c" officeooo:paragraph-rsid="00da181c"/>
    </style:style>
    <style:style style:name="P12" style:family="paragraph" style:parent-style-name="Standard">
      <style:text-properties officeooo:rsid="00de2be2" officeooo:paragraph-rsid="00de2be2"/>
    </style:style>
    <style:style style:name="P13" style:family="paragraph" style:parent-style-name="Standard">
      <style:text-properties officeooo:paragraph-rsid="00de2be2"/>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officeooo:rsid="00de2be2" officeooo:paragraph-rsid="00de2be2" style:font-style-asian="italic" style:font-style-complex="italic"/>
    </style:style>
    <style:style style:name="P16" style:family="paragraph" style:parent-style-name="Standard">
      <style:text-properties fo:font-style="italic" officeooo:rsid="00e8b332" officeooo:paragraph-rsid="00e8b332" style:font-style-asian="italic" style:font-style-complex="italic"/>
    </style:style>
    <style:style style:name="P17" style:family="paragraph" style:parent-style-name="Standard">
      <style:text-properties fo:font-style="italic" officeooo:rsid="00ea312d" officeooo:paragraph-rsid="00ea312d" style:font-style-asian="italic" style:font-style-complex="italic"/>
    </style:style>
    <style:style style:name="P18" style:family="paragraph" style:parent-style-name="Standard">
      <style:text-properties officeooo:rsid="00e0e79e" officeooo:paragraph-rsid="00e0f612"/>
    </style:style>
    <style:style style:name="P19" style:family="paragraph" style:parent-style-name="Standard">
      <style:text-properties officeooo:paragraph-rsid="00e0e79e"/>
    </style:style>
    <style:style style:name="P20" style:family="paragraph" style:parent-style-name="Standard">
      <style:text-properties officeooo:rsid="00e6aecc" officeooo:paragraph-rsid="00e6aecc"/>
    </style:style>
    <style:style style:name="P21" style:family="paragraph" style:parent-style-name="Standard">
      <style:text-properties officeooo:rsid="00e8b332" officeooo:paragraph-rsid="00e8b332"/>
    </style:style>
    <style:style style:name="P22" style:family="paragraph" style:parent-style-name="Standard">
      <style:text-properties officeooo:paragraph-rsid="00e8b332"/>
    </style:style>
    <style:style style:name="P23" style:family="paragraph" style:parent-style-name="Text_20_body">
      <style:text-properties style:font-name="Liberation Serif" fo:font-weight="normal" officeooo:rsid="00b83f90" officeooo:paragraph-rsid="00bdc30c" style:font-weight-asian="normal" style:font-weight-complex="normal"/>
    </style:style>
    <style:style style:name="P24" style:family="paragraph" style:parent-style-name="Text_20_body">
      <style:text-properties style:font-name="Liberation Serif" fo:font-weight="normal" officeooo:rsid="00bdc30c" officeooo:paragraph-rsid="00bdc30c" style:font-weight-asian="normal" style:font-weight-complex="normal"/>
    </style:style>
    <style:style style:name="P25" style:family="paragraph" style:parent-style-name="Text_20_body">
      <style:text-properties style:font-name="Source Code Pro Semibold1" fo:font-weight="normal" officeooo:rsid="001cd57c" officeooo:paragraph-rsid="001d03c8" style:font-weight-asian="normal" style:font-weight-complex="normal"/>
    </style:style>
    <style:style style:name="P26" style:family="paragraph" style:parent-style-name="Text_20_body">
      <style:text-properties style:font-name="Source Code Pro Semibold1" fo:font-weight="normal" officeooo:rsid="001cd57c" officeooo:paragraph-rsid="00907ffd" style:font-weight-asian="normal" style:font-weight-complex="normal"/>
    </style:style>
    <style:style style:name="P27" style:family="paragraph" style:parent-style-name="Text_20_body">
      <style:text-properties style:font-name="Source Code Pro Semibold1" fo:font-weight="normal" officeooo:rsid="00aa0291" officeooo:paragraph-rsid="00aa0291" style:font-weight-asian="normal" style:font-weight-complex="normal"/>
    </style:style>
    <style:style style:name="P28" style:family="paragraph" style:parent-style-name="Text_20_body">
      <style:text-properties style:font-name="Source Code Pro Semibold1" fo:font-weight="normal" officeooo:rsid="00aa0291" officeooo:paragraph-rsid="00bdc30c" style:font-weight-asian="normal" style:font-weight-complex="normal"/>
    </style:style>
    <style:style style:name="P29" style:family="paragraph" style:parent-style-name="Text_20_body">
      <style:paragraph-properties fo:margin-left="0.4925in" fo:margin-right="0in" fo:text-indent="0in" style:auto-text-indent="false"/>
      <style:text-properties officeooo:rsid="001cd57c" officeooo:paragraph-rsid="008cdd93"/>
    </style:style>
    <style:style style:name="P30" style:family="paragraph" style:parent-style-name="Text_20_body">
      <style:paragraph-properties fo:margin-left="0.4925in" fo:margin-right="0in" fo:text-indent="0in" style:auto-text-indent="false"/>
      <style:text-properties officeooo:rsid="001cd57c" officeooo:paragraph-rsid="00316f7f"/>
    </style:style>
    <style:style style:name="P31" style:family="paragraph" style:parent-style-name="Text_20_body">
      <style:paragraph-properties fo:margin-left="0.4925in" fo:margin-right="0in" fo:text-indent="0in" style:auto-text-indent="false"/>
      <style:text-properties officeooo:rsid="001cd57c" officeooo:paragraph-rsid="004549b3"/>
    </style:style>
    <style:style style:name="P32" style:family="paragraph" style:parent-style-name="Text_20_body">
      <style:paragraph-properties fo:margin-left="0.4925in" fo:margin-right="0in" fo:text-indent="0in" style:auto-text-indent="false"/>
      <style:text-properties officeooo:rsid="001cd57c" officeooo:paragraph-rsid="002cf464"/>
    </style:style>
    <style:style style:name="P33" style:family="paragraph" style:parent-style-name="Text_20_body">
      <style:paragraph-properties fo:margin-left="0.4925in" fo:margin-right="0in" fo:text-indent="0in" style:auto-text-indent="false"/>
      <style:text-properties fo:font-weight="normal" officeooo:rsid="001cd57c" officeooo:paragraph-rsid="001d03c8" style:font-weight-asian="normal" style:font-weight-complex="normal"/>
    </style:style>
    <style:style style:name="P34" style:family="paragraph" style:parent-style-name="Text_20_body">
      <style:paragraph-properties fo:margin-left="0.4925in" fo:margin-right="0in" fo:text-indent="0in" style:auto-text-indent="false"/>
      <style:text-properties fo:font-weight="normal" officeooo:rsid="001cd57c" officeooo:paragraph-rsid="001d726f" style:font-weight-asian="normal" style:font-weight-complex="normal"/>
    </style:style>
    <style:style style:name="P35" style:family="paragraph" style:parent-style-name="Text_20_body">
      <style:paragraph-properties fo:margin-left="0.4925in" fo:margin-right="0in" fo:text-indent="0in" style:auto-text-indent="false"/>
      <style:text-properties fo:font-weight="normal" officeooo:rsid="001cd57c" officeooo:paragraph-rsid="00261f45" style:font-weight-asian="normal" style:font-weight-complex="normal"/>
    </style:style>
    <style:style style:name="P36" style:family="paragraph" style:parent-style-name="Text_20_body">
      <style:paragraph-properties fo:margin-left="0.4925in" fo:margin-right="0in" fo:text-indent="0in" style:auto-text-indent="false"/>
      <style:text-properties fo:font-weight="normal" officeooo:rsid="001cd57c" officeooo:paragraph-rsid="002681e5" style:font-weight-asian="normal" style:font-weight-complex="normal"/>
    </style:style>
    <style:style style:name="P37" style:family="paragraph" style:parent-style-name="Text_20_body">
      <style:paragraph-properties fo:margin-left="0.4925in" fo:margin-right="0in" fo:text-indent="0in" style:auto-text-indent="false"/>
      <style:text-properties fo:font-weight="normal" officeooo:rsid="001cd57c" officeooo:paragraph-rsid="002cf464" style:font-weight-asian="normal" style:font-weight-complex="normal"/>
    </style:style>
    <style:style style:name="P38" style:family="paragraph" style:parent-style-name="Text_20_body">
      <style:paragraph-properties fo:margin-left="0.4925in" fo:margin-right="0in" fo:text-indent="0in" style:auto-text-indent="false"/>
      <style:text-properties fo:font-weight="normal" officeooo:rsid="001cd57c" officeooo:paragraph-rsid="00316f7f" style:font-weight-asian="normal" style:font-weight-complex="normal"/>
    </style:style>
    <style:style style:name="P39" style:family="paragraph" style:parent-style-name="Text_20_body">
      <style:paragraph-properties fo:margin-left="0.4925in" fo:margin-right="0in" fo:text-indent="0in" style:auto-text-indent="false"/>
      <style:text-properties fo:font-weight="normal" officeooo:rsid="001cd57c" officeooo:paragraph-rsid="00516cfe" style:font-weight-asian="normal" style:font-weight-complex="normal"/>
    </style:style>
    <style:style style:name="P40" style:family="paragraph" style:parent-style-name="Text_20_body">
      <style:paragraph-properties fo:margin-left="0.4925in" fo:margin-right="0in" fo:text-indent="0in" style:auto-text-indent="false"/>
      <style:text-properties fo:font-weight="normal" officeooo:rsid="001cd57c" officeooo:paragraph-rsid="00568b4c" style:font-weight-asian="normal" style:font-weight-complex="normal"/>
    </style:style>
    <style:style style:name="P41" style:family="paragraph" style:parent-style-name="Text_20_body">
      <style:paragraph-properties fo:margin-left="0.4925in" fo:margin-right="0in" fo:text-indent="0in" style:auto-text-indent="false"/>
      <style:text-properties fo:font-weight="normal" officeooo:rsid="001cd57c" officeooo:paragraph-rsid="008867c6" style:font-weight-asian="normal" style:font-weight-complex="normal"/>
    </style:style>
    <style:style style:name="P42" style:family="paragraph" style:parent-style-name="Text_20_body">
      <style:paragraph-properties fo:margin-left="0.4925in" fo:margin-right="0in" fo:text-indent="0in" style:auto-text-indent="false"/>
      <style:text-properties fo:font-weight="normal" officeooo:rsid="001cd57c" officeooo:paragraph-rsid="008a06e8" style:font-weight-asian="normal" style:font-weight-complex="normal"/>
    </style:style>
    <style:style style:name="P43" style:family="paragraph" style:parent-style-name="Text_20_body">
      <style:paragraph-properties fo:margin-left="0.4925in" fo:margin-right="0in" fo:text-indent="0in" style:auto-text-indent="false"/>
      <style:text-properties fo:font-weight="normal" officeooo:rsid="001cd57c" officeooo:paragraph-rsid="008cdd93" style:font-weight-asian="normal" style:font-weight-complex="normal"/>
    </style:style>
    <style:style style:name="P44" style:family="paragraph" style:parent-style-name="Text_20_body">
      <style:paragraph-properties fo:margin-left="0.4925in" fo:margin-right="0in" fo:text-indent="0in" style:auto-text-indent="false"/>
      <style:text-properties fo:font-weight="normal" officeooo:rsid="001cd57c" officeooo:paragraph-rsid="00907ffd" style:font-weight-asian="normal" style:font-weight-complex="normal"/>
    </style:style>
    <style:style style:name="P45" style:family="paragraph" style:parent-style-name="Text_20_body">
      <style:paragraph-properties fo:margin-left="0.4925in" fo:margin-right="0in" fo:text-indent="0in" style:auto-text-indent="false"/>
      <style:text-properties fo:font-weight="normal" officeooo:rsid="001cd57c" officeooo:paragraph-rsid="00917f6a" style:font-weight-asian="normal" style:font-weight-complex="normal"/>
    </style:style>
    <style:style style:name="P46" style:family="paragraph" style:parent-style-name="Text_20_body">
      <style:paragraph-properties fo:margin-left="0.4925in" fo:margin-right="0in" fo:text-indent="0in" style:auto-text-indent="false"/>
      <style:text-properties fo:font-weight="normal" officeooo:rsid="001cd57c" officeooo:paragraph-rsid="00960d04" style:font-weight-asian="normal" style:font-weight-complex="normal"/>
    </style:style>
    <style:style style:name="P47" style:family="paragraph" style:parent-style-name="Text_20_body">
      <style:paragraph-properties fo:margin-left="0.4925in" fo:margin-right="0in" fo:text-indent="0in" style:auto-text-indent="false"/>
      <style:text-properties fo:font-weight="normal" officeooo:rsid="001cd57c" officeooo:paragraph-rsid="0098fae4" style:font-weight-asian="normal" style:font-weight-complex="normal"/>
    </style:style>
    <style:style style:name="P48" style:family="paragraph" style:parent-style-name="Text_20_body">
      <style:paragraph-properties fo:margin-left="0.4925in" fo:margin-right="0in" fo:text-indent="0in" style:auto-text-indent="false"/>
      <style:text-properties fo:font-weight="normal" officeooo:rsid="00369787" officeooo:paragraph-rsid="00369787" style:font-weight-asian="normal" style:font-weight-complex="normal"/>
    </style:style>
    <style:style style:name="P49" style:family="paragraph" style:parent-style-name="Text_20_body">
      <style:paragraph-properties fo:margin-left="0.4925in" fo:margin-right="0in" fo:text-indent="0in" style:auto-text-indent="false"/>
      <style:text-properties fo:font-weight="normal" officeooo:rsid="00369787" officeooo:paragraph-rsid="003ac2d1" style:font-weight-asian="normal" style:font-weight-complex="normal"/>
    </style:style>
    <style:style style:name="P50" style:family="paragraph" style:parent-style-name="Text_20_body">
      <style:paragraph-properties fo:margin-left="0.4925in" fo:margin-right="0in" fo:text-indent="0in" style:auto-text-indent="false"/>
      <style:text-properties fo:font-weight="normal" officeooo:rsid="00369787" officeooo:paragraph-rsid="0043301c" style:font-weight-asian="normal" style:font-weight-complex="normal"/>
    </style:style>
    <style:style style:name="P51" style:family="paragraph" style:parent-style-name="Text_20_body">
      <style:paragraph-properties fo:margin-left="0.4925in" fo:margin-right="0in" fo:text-indent="0in" style:auto-text-indent="false"/>
      <style:text-properties fo:font-weight="normal" officeooo:rsid="00369787" officeooo:paragraph-rsid="004a0ea2" style:font-weight-asian="normal" style:font-weight-complex="normal"/>
    </style:style>
    <style:style style:name="P52" style:family="paragraph" style:parent-style-name="Text_20_body">
      <style:paragraph-properties fo:margin-left="0.4925in" fo:margin-right="0in" fo:text-indent="0in" style:auto-text-indent="false"/>
      <style:text-properties fo:font-weight="normal" officeooo:rsid="00369787" officeooo:paragraph-rsid="0066abc9" style:font-weight-asian="normal" style:font-weight-complex="normal"/>
    </style:style>
    <style:style style:name="P53" style:family="paragraph" style:parent-style-name="Text_20_body">
      <style:paragraph-properties fo:margin-left="0.4925in" fo:margin-right="0in" fo:text-indent="0in" style:auto-text-indent="false"/>
      <style:text-properties fo:font-weight="normal" officeooo:rsid="00369787" officeooo:paragraph-rsid="00822e0a" style:font-weight-asian="normal" style:font-weight-complex="normal"/>
    </style:style>
    <style:style style:name="P54" style:family="paragraph" style:parent-style-name="Text_20_body">
      <style:paragraph-properties fo:margin-left="0.4925in" fo:margin-right="0in" fo:text-indent="0in" style:auto-text-indent="false"/>
      <style:text-properties style:font-name="Liberation Serif" fo:font-weight="normal" officeooo:rsid="00244cf0" officeooo:paragraph-rsid="00244cf0" style:font-weight-asian="normal" style:font-weight-complex="normal"/>
    </style:style>
    <style:style style:name="P55" style:family="paragraph" style:parent-style-name="Text_20_body">
      <style:paragraph-properties fo:margin-left="0.4925in" fo:margin-right="0in" fo:text-indent="0in" style:auto-text-indent="false"/>
      <style:text-properties style:font-name="Liberation Serif" fo:font-weight="normal" officeooo:rsid="00244cf0" officeooo:paragraph-rsid="00261f45" style:font-weight-asian="normal" style:font-weight-complex="normal"/>
    </style:style>
    <style:style style:name="P56" style:family="paragraph" style:parent-style-name="Text_20_body">
      <style:paragraph-properties fo:margin-left="0.4925in" fo:margin-right="0in" fo:text-indent="0in" style:auto-text-indent="false"/>
      <style:text-properties style:font-name="Liberation Serif" fo:font-weight="normal" officeooo:rsid="00244cf0" officeooo:paragraph-rsid="002681e5" style:font-weight-asian="normal" style:font-weight-complex="normal"/>
    </style:style>
    <style:style style:name="P57" style:family="paragraph" style:parent-style-name="Text_20_body">
      <style:paragraph-properties fo:margin-left="0.4925in" fo:margin-right="0in" fo:text-indent="0in" style:auto-text-indent="false"/>
      <style:text-properties style:font-name="Liberation Serif" fo:font-weight="normal" officeooo:rsid="00244cf0" officeooo:paragraph-rsid="002cf464" style:font-weight-asian="normal" style:font-weight-complex="normal"/>
    </style:style>
    <style:style style:name="P58" style:family="paragraph" style:parent-style-name="Text_20_body">
      <style:paragraph-properties fo:margin-left="0.4925in" fo:margin-right="0in" fo:text-indent="0in" style:auto-text-indent="false"/>
      <style:text-properties style:font-name="Liberation Serif" fo:font-weight="normal" officeooo:rsid="00244cf0" officeooo:paragraph-rsid="00316f7f" style:font-weight-asian="normal" style:font-weight-complex="normal"/>
    </style:style>
    <style:style style:name="P59" style:family="paragraph" style:parent-style-name="Text_20_body">
      <style:paragraph-properties fo:margin-left="0.4925in" fo:margin-right="0in" fo:text-indent="0in" style:auto-text-indent="false"/>
      <style:text-properties style:font-name="Liberation Serif" fo:font-weight="normal" officeooo:rsid="00244cf0" officeooo:paragraph-rsid="00516cfe" style:font-weight-asian="normal" style:font-weight-complex="normal"/>
    </style:style>
    <style:style style:name="P60" style:family="paragraph" style:parent-style-name="Text_20_body">
      <style:paragraph-properties fo:margin-left="0.4925in" fo:margin-right="0in" fo:text-indent="0in" style:auto-text-indent="false"/>
      <style:text-properties style:font-name="Liberation Serif" fo:font-weight="normal" officeooo:rsid="00244cf0" officeooo:paragraph-rsid="00568b4c" style:font-weight-asian="normal" style:font-weight-complex="normal"/>
    </style:style>
    <style:style style:name="P61" style:family="paragraph" style:parent-style-name="Text_20_body">
      <style:paragraph-properties fo:margin-left="0.4925in" fo:margin-right="0in" fo:text-indent="0in" style:auto-text-indent="false"/>
      <style:text-properties style:font-name="Liberation Serif" fo:font-weight="normal" officeooo:rsid="00244cf0" officeooo:paragraph-rsid="008a06e8" style:font-weight-asian="normal" style:font-weight-complex="normal"/>
    </style:style>
    <style:style style:name="P62" style:family="paragraph" style:parent-style-name="Text_20_body">
      <style:paragraph-properties fo:margin-left="0.4925in" fo:margin-right="0in" fo:text-indent="0in" style:auto-text-indent="false"/>
      <style:text-properties style:font-name="Liberation Serif" fo:font-weight="normal" officeooo:rsid="00244cf0" officeooo:paragraph-rsid="008cdd93" style:font-weight-asian="normal" style:font-weight-complex="normal"/>
    </style:style>
    <style:style style:name="P63" style:family="paragraph" style:parent-style-name="Text_20_body">
      <style:paragraph-properties fo:margin-left="0.4925in" fo:margin-right="0in" fo:text-indent="0in" style:auto-text-indent="false"/>
      <style:text-properties style:font-name="Liberation Serif" fo:font-weight="normal" officeooo:rsid="00244cf0" officeooo:paragraph-rsid="00917f6a" style:font-weight-asian="normal" style:font-weight-complex="normal"/>
    </style:style>
    <style:style style:name="P64" style:family="paragraph" style:parent-style-name="Text_20_body">
      <style:paragraph-properties fo:margin-left="0.4925in" fo:margin-right="0in" fo:text-indent="0in" style:auto-text-indent="false"/>
      <style:text-properties style:font-name="Liberation Serif" fo:font-weight="normal" officeooo:rsid="00244cf0" officeooo:paragraph-rsid="00960d04" style:font-weight-asian="normal" style:font-weight-complex="normal"/>
    </style:style>
    <style:style style:name="P65" style:family="paragraph" style:parent-style-name="Text_20_body">
      <style:paragraph-properties fo:margin-left="0.4925in" fo:margin-right="0in" fo:text-indent="0in" style:auto-text-indent="false"/>
      <style:text-properties style:font-name="Liberation Serif" fo:font-weight="normal" officeooo:rsid="00244cf0" officeooo:paragraph-rsid="0098fae4" style:font-weight-asian="normal" style:font-weight-complex="normal"/>
    </style:style>
    <style:style style:name="P66" style:family="paragraph" style:parent-style-name="Text_20_body">
      <style:paragraph-properties fo:margin-left="0.4925in" fo:margin-right="0in" fo:text-indent="0in" style:auto-text-indent="false"/>
      <style:text-properties officeooo:paragraph-rsid="001d03c8"/>
    </style:style>
    <style:style style:name="P67" style:family="paragraph" style:parent-style-name="Text_20_body">
      <style:paragraph-properties fo:margin-left="0.4925in" fo:margin-right="0in" fo:text-indent="0in" style:auto-text-indent="false"/>
      <style:text-properties style:font-name="Source Code Pro Semibold1" fo:font-weight="normal" officeooo:rsid="00aa0291" officeooo:paragraph-rsid="00b83f90" style:font-weight-asian="normal" style:font-weight-complex="normal"/>
    </style:style>
    <style:style style:name="P68" style:family="paragraph" style:parent-style-name="Text_20_body">
      <style:paragraph-properties fo:margin-left="0.4925in" fo:margin-right="0in" fo:text-indent="0in" style:auto-text-indent="false"/>
      <style:text-properties style:font-name="Source Code Pro Semibold1" fo:font-weight="normal" officeooo:rsid="00aa0291" officeooo:paragraph-rsid="00bdc30c" style:font-weight-asian="normal" style:font-weight-complex="normal"/>
    </style:style>
    <style:style style:name="P69" style:family="paragraph" style:parent-style-name="Text_20_body">
      <style:paragraph-properties fo:margin-left="0.4925in" fo:margin-right="0in" fo:text-indent="0in" style:auto-text-indent="false"/>
      <style:text-properties style:font-name="Source Code Pro Semibold1" fo:font-weight="normal" officeooo:rsid="00b83f90" officeooo:paragraph-rsid="00b83f90" style:font-weight-asian="normal" style:font-weight-complex="normal"/>
    </style:style>
    <style:style style:name="P70" style:family="paragraph" style:parent-style-name="Text_20_body">
      <style:paragraph-properties fo:margin-left="0.4925in" fo:margin-right="0in" fo:text-indent="0in" style:auto-text-indent="false"/>
      <style:text-properties style:font-name="Source Code Pro Semibold1" fo:font-weight="normal" officeooo:rsid="008867c6" officeooo:paragraph-rsid="00917f6a" style:font-weight-asian="normal" style:font-weight-complex="normal"/>
    </style:style>
    <style:style style:name="P71" style:family="paragraph" style:parent-style-name="Text_20_body">
      <style:paragraph-properties fo:margin-left="0.4925in" fo:margin-right="0in" fo:text-indent="0in" style:auto-text-indent="false"/>
      <style:text-properties style:font-name="Source Code Pro Semibold1" fo:font-weight="normal" officeooo:rsid="008867c6" officeooo:paragraph-rsid="00960d04" style:font-weight-asian="normal" style:font-weight-complex="normal"/>
    </style:style>
    <style:style style:name="P72" style:family="paragraph" style:parent-style-name="Standard">
      <style:paragraph-properties fo:margin-left="0.4925in" fo:margin-right="0in" fo:text-indent="0in" style:auto-text-indent="false"/>
      <style:text-properties fo:font-size="12pt" officeooo:paragraph-rsid="00de2be2"/>
    </style:style>
    <style:style style:name="P73" style:family="paragraph" style:parent-style-name="Standard">
      <style:paragraph-properties fo:margin-left="0.4925in" fo:margin-right="0in" fo:text-indent="0in" style:auto-text-indent="false"/>
      <style:text-properties officeooo:paragraph-rsid="00e0e79e"/>
    </style:style>
    <style:style style:name="P74" style:family="paragraph" style:parent-style-name="Standard">
      <style:paragraph-properties fo:margin-left="0.4925in" fo:margin-right="0in" fo:text-indent="0in" style:auto-text-indent="false"/>
      <style:text-properties officeooo:rsid="00e0e79e" officeooo:paragraph-rsid="00e0f612"/>
    </style:style>
    <style:style style:name="P75" style:family="paragraph" style:parent-style-name="Standard">
      <style:paragraph-properties fo:margin-left="0.4925in" fo:margin-right="0in" fo:text-indent="0in" style:auto-text-indent="false"/>
      <style:text-properties officeooo:paragraph-rsid="00e0f612"/>
    </style:style>
    <style:style style:name="P76" style:family="paragraph" style:parent-style-name="Text_20_body">
      <style:paragraph-properties fo:margin-left="0.9846in" fo:margin-right="0in" fo:text-indent="0in" style:auto-text-indent="false"/>
      <style:text-properties fo:font-weight="normal" officeooo:rsid="00369787" officeooo:paragraph-rsid="004bbb0e" style:font-weight-asian="normal" style:font-weight-complex="normal"/>
    </style:style>
    <style:style style:name="P77" style:family="paragraph" style:parent-style-name="Text_20_body">
      <style:paragraph-properties fo:margin-left="0.9846in" fo:margin-right="0in" fo:text-indent="0in" style:auto-text-indent="false"/>
      <style:text-properties fo:font-weight="normal" officeooo:rsid="00369787" officeooo:paragraph-rsid="004c5579" style:font-weight-asian="normal" style:font-weight-complex="normal"/>
    </style:style>
    <style:style style:name="P78" style:family="paragraph" style:parent-style-name="Text_20_body">
      <style:paragraph-properties fo:margin-left="0.9846in" fo:margin-right="0in" fo:text-indent="0in" style:auto-text-indent="false"/>
      <style:text-properties fo:font-weight="normal" officeooo:rsid="00369787" officeooo:paragraph-rsid="004dab3a" style:font-weight-asian="normal" style:font-weight-complex="normal"/>
    </style:style>
    <style:style style:name="P79" style:family="paragraph" style:parent-style-name="Text_20_body">
      <style:paragraph-properties fo:margin-left="0.9846in" fo:margin-right="0in" fo:text-indent="0in" style:auto-text-indent="false"/>
      <style:text-properties fo:font-weight="normal" officeooo:rsid="00369787" officeooo:paragraph-rsid="004edef6" style:font-weight-asian="normal" style:font-weight-complex="normal"/>
    </style:style>
    <style:style style:name="P80" style:family="paragraph" style:parent-style-name="Text_20_body">
      <style:paragraph-properties fo:margin-left="0.9846in" fo:margin-right="0in" fo:text-indent="0in" style:auto-text-indent="false"/>
      <style:text-properties fo:font-weight="normal" officeooo:rsid="00369787" officeooo:paragraph-rsid="0066abc9" style:font-weight-asian="normal" style:font-weight-complex="normal"/>
    </style:style>
    <style:style style:name="P81" style:family="paragraph" style:parent-style-name="Text_20_body">
      <style:paragraph-properties fo:margin-left="0.9846in" fo:margin-right="0in" fo:text-indent="0in" style:auto-text-indent="false"/>
      <style:text-properties fo:font-weight="normal" officeooo:rsid="00369787" officeooo:paragraph-rsid="00822e0a" style:font-weight-asian="normal" style:font-weight-complex="normal"/>
    </style:style>
    <style:style style:name="P82" style:family="paragraph" style:parent-style-name="Text_20_body">
      <style:paragraph-properties fo:margin-left="0.9846in" fo:margin-right="0in" fo:text-indent="0in" style:auto-text-indent="false"/>
      <style:text-properties fo:font-weight="normal" officeooo:rsid="007abf17" officeooo:paragraph-rsid="007abf17" style:font-weight-asian="normal" style:font-weight-complex="normal"/>
    </style:style>
    <style:style style:name="P83" style:family="paragraph" style:parent-style-name="Text_20_body">
      <style:paragraph-properties fo:margin-left="0.9846in" fo:margin-right="0in" fo:text-indent="0in" style:auto-text-indent="false"/>
      <style:text-properties fo:font-weight="normal" officeooo:rsid="007abf17" officeooo:paragraph-rsid="00822e0a" style:font-weight-asian="normal" style:font-weight-complex="normal"/>
    </style:style>
    <style:style style:name="P84" style:family="paragraph" style:parent-style-name="Text_20_body">
      <style:paragraph-properties fo:margin-left="0in" fo:margin-right="0in" fo:text-indent="0in" style:auto-text-indent="false"/>
      <style:text-properties style:font-name="Source Code Pro Semibold1" fo:font-style="normal" fo:font-weight="normal" officeooo:rsid="001cd57c" officeooo:paragraph-rsid="001d726f" style:font-style-asian="normal" style:font-weight-asian="normal" style:font-style-complex="normal" style:font-weight-complex="normal"/>
    </style:style>
    <style:style style:name="P85" style:family="paragraph" style:parent-style-name="Text_20_body">
      <style:paragraph-properties fo:margin-left="0in" fo:margin-right="0in" fo:text-indent="0in" style:auto-text-indent="false"/>
      <style:text-properties style:font-name="Source Code Pro Semibold1" fo:font-style="normal" fo:font-weight="normal" officeooo:rsid="001cd57c" officeooo:paragraph-rsid="002681e5" style:font-style-asian="normal" style:font-weight-asian="normal" style:font-style-complex="normal" style:font-weight-complex="normal"/>
    </style:style>
    <style:style style:name="P86" style:family="paragraph" style:parent-style-name="Text_20_body">
      <style:paragraph-properties fo:margin-left="0in" fo:margin-right="0in" fo:text-indent="0in" style:auto-text-indent="false"/>
      <style:text-properties style:font-name="Source Code Pro Semibold1" fo:font-style="normal" fo:font-weight="normal" officeooo:rsid="001cd57c" officeooo:paragraph-rsid="00516cfe" style:font-style-asian="normal" style:font-weight-asian="normal" style:font-style-complex="normal" style:font-weight-complex="normal"/>
    </style:style>
    <style:style style:name="P87" style:family="paragraph" style:parent-style-name="Text_20_body">
      <style:paragraph-properties fo:margin-left="0in" fo:margin-right="0in" fo:text-indent="0in" style:auto-text-indent="false"/>
      <style:text-properties style:font-name="Source Code Pro Semibold1" fo:font-style="normal" fo:font-weight="normal" officeooo:rsid="001cd57c" officeooo:paragraph-rsid="00568b4c" style:font-style-asian="normal" style:font-weight-asian="normal" style:font-style-complex="normal" style:font-weight-complex="normal"/>
    </style:style>
    <style:style style:name="P88"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846772" style:font-style-asian="normal" style:font-weight-asian="normal" style:font-style-complex="normal" style:font-weight-complex="normal"/>
    </style:style>
    <style:style style:name="P89"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8a06e8" style:font-style-asian="normal" style:font-weight-asian="normal" style:font-style-complex="normal" style:font-weight-complex="normal"/>
    </style:style>
    <style:style style:name="P90"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8cdd93" style:font-style-asian="normal" style:font-weight-asian="normal" style:font-style-complex="normal" style:font-weight-complex="normal"/>
    </style:style>
    <style:style style:name="P91"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917f6a" style:font-style-asian="normal" style:font-weight-asian="normal" style:font-style-complex="normal" style:font-weight-complex="normal"/>
    </style:style>
    <style:style style:name="P92"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960d04" style:font-style-asian="normal" style:font-weight-asian="normal" style:font-style-complex="normal" style:font-weight-complex="normal"/>
    </style:style>
    <style:style style:name="P93" style:family="paragraph" style:parent-style-name="Text_20_body">
      <style:paragraph-properties fo:margin-left="0in" fo:margin-right="0in" fo:text-indent="0in" style:auto-text-indent="false"/>
      <style:text-properties style:font-name="Source Code Pro Semibold1" fo:font-style="normal" fo:font-weight="normal" officeooo:rsid="00846772" officeooo:paragraph-rsid="0098fae4" style:font-style-asian="normal" style:font-weight-asian="normal" style:font-style-complex="normal" style:font-weight-complex="normal"/>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d9fd02" officeooo:paragraph-rsid="00d9fd0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da181c" officeooo:paragraph-rsid="00da181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db79d4" officeooo:paragraph-rsid="00db79d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6pt" fo:font-style="normal" fo:text-shadow="none" style:text-underline-style="none" fo:font-weight="bold" officeooo:rsid="00d9fd02" officeooo:paragraph-rsid="00d9fd02"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d9fd02" officeooo:paragraph-rsid="00d9fd02"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da181c" officeooo:paragraph-rsid="00da181c"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Heading_20_1">
      <style:text-properties officeooo:rsid="001b70af" officeooo:paragraph-rsid="001b70af"/>
    </style:style>
    <style:style style:name="P104" style:family="paragraph" style:parent-style-name="Heading_20_1">
      <style:paragraph-properties fo:break-before="page"/>
      <style:text-properties officeooo:rsid="0011b3c2" officeooo:paragraph-rsid="0011b3c2"/>
    </style:style>
    <style:style style:name="P105" style:family="paragraph" style:parent-style-name="Heading_20_1">
      <style:paragraph-properties fo:break-before="page"/>
      <style:text-properties officeooo:rsid="001b70af" officeooo:paragraph-rsid="001b70af"/>
    </style:style>
    <style:style style:name="P106" style:family="paragraph" style:parent-style-name="Heading_20_1">
      <style:paragraph-properties fo:break-before="page"/>
      <style:text-properties officeooo:paragraph-rsid="001b70af"/>
    </style:style>
    <style:style style:name="P107" style:family="paragraph" style:parent-style-name="Heading_20_1">
      <style:paragraph-properties fo:break-before="page"/>
      <style:text-properties officeooo:rsid="00c4a37f" officeooo:paragraph-rsid="00c4a37f"/>
    </style:style>
    <style:style style:name="P108" style:family="paragraph" style:parent-style-name="Heading_20_1">
      <style:paragraph-properties fo:break-before="page"/>
      <style:text-properties officeooo:rsid="00c66cb3" officeooo:paragraph-rsid="00c66cb3"/>
    </style:style>
    <style:style style:name="P109" style:family="paragraph" style:parent-style-name="Heading_20_2">
      <style:text-properties style:font-name="Liberation Sans" fo:font-size="16pt" fo:font-weight="bold" officeooo:rsid="00d153ac" officeooo:paragraph-rsid="00d9fd02" style:font-name-asian="Microsoft YaHei" style:font-size-asian="16pt" style:font-weight-asian="bold" style:font-name-complex="Arial" style:font-size-complex="16pt" style:font-weight-complex="bold"/>
    </style:style>
    <style:style style:name="P110" style:family="paragraph" style:parent-style-name="Heading_20_2">
      <style:text-properties style:font-name="Liberation Sans" fo:font-size="16pt" fo:font-weight="bold" officeooo:rsid="001b70af" style:font-name-asian="Microsoft YaHei" style:font-size-asian="16pt" style:font-weight-asian="bold" style:font-name-complex="Arial" style:font-size-complex="16pt" style:font-weight-complex="bold"/>
    </style:style>
    <style:style style:name="P111" style:family="paragraph" style:parent-style-name="Heading_20_2">
      <style:text-properties style:font-name="Liberation Sans" fo:font-size="16pt" fo:font-weight="bold" officeooo:rsid="001b70af" officeooo:paragraph-rsid="00de1d21" style:font-name-asian="Microsoft YaHei" style:font-size-asian="16pt" style:font-weight-asian="bold" style:font-name-complex="Arial" style:font-size-complex="16pt" style:font-weight-complex="bold"/>
    </style:style>
    <style:style style:name="P112" style:family="paragraph" style:parent-style-name="Heading_20_2">
      <style:text-properties style:font-name="Liberation Sans" fo:font-size="16pt" fo:font-weight="bold" officeooo:rsid="001b70af" officeooo:paragraph-rsid="00de2be2" style:font-name-asian="Microsoft YaHei" style:font-size-asian="16pt" style:font-weight-asian="bold" style:font-name-complex="Arial" style:font-size-complex="16pt" style:font-weight-complex="bold"/>
    </style:style>
    <style:style style:name="P113" style:family="paragraph" style:parent-style-name="Heading_20_2">
      <style:text-properties officeooo:rsid="00d153ac" officeooo:paragraph-rsid="00d153ac"/>
    </style:style>
    <style:style style:name="P114" style:family="paragraph" style:parent-style-name="Heading_20_2">
      <style:text-properties officeooo:paragraph-rsid="00b76610"/>
    </style:style>
    <style:style style:name="P115" style:family="paragraph" style:parent-style-name="Heading_20_2">
      <style:text-properties officeooo:rsid="00c27ce0" officeooo:paragraph-rsid="00c27ce0"/>
    </style:style>
    <style:style style:name="P116" style:family="paragraph" style:parent-style-name="Heading_20_2">
      <style:text-properties officeooo:rsid="001b70af" officeooo:paragraph-rsid="001b70af"/>
    </style:style>
    <style:style style:name="P117" style:family="paragraph" style:parent-style-name="Heading_20_2">
      <style:text-properties officeooo:rsid="001b70af" officeooo:paragraph-rsid="00fa5740"/>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01b70af" officeooo:paragraph-rsid="001b70af"/>
    </style:style>
    <style:style style:name="P120" style:family="paragraph" style:parent-style-name="Heading_20_2">
      <style:paragraph-properties fo:break-before="page"/>
      <style:text-properties officeooo:paragraph-rsid="00fa5740"/>
    </style:style>
    <style:style style:name="P121" style:family="paragraph" style:parent-style-name="Standard">
      <style:text-properties style:font-name="Source Code Pro Semibold1" fo:font-style="normal" fo:font-weight="normal" officeooo:rsid="001cd57c" officeooo:paragraph-rsid="00cbffca" style:font-style-asian="normal" style:font-weight-asian="normal" style:font-style-complex="normal" style:font-weight-complex="normal"/>
    </style:style>
    <style:style style:name="P122" style:family="paragraph" style:parent-style-name="Standard">
      <style:text-properties style:font-name="Source Code Pro Semibold1" fo:font-style="normal" fo:font-weight="normal" officeooo:rsid="001cd57c" officeooo:paragraph-rsid="00cd1c6f" style:font-style-asian="normal" style:font-weight-asian="normal" style:font-style-complex="normal" style:font-weight-complex="normal"/>
    </style:style>
    <style:style style:name="P123" style:family="paragraph" style:parent-style-name="Standard">
      <style:text-properties style:text-position="0% 100%" style:font-name="Source Code Pro Semibold1" fo:font-style="normal" fo:font-weight="normal" officeooo:rsid="001cd57c" officeooo:paragraph-rsid="00cbffca" style:font-style-asian="normal" style:font-weight-asian="normal" style:font-style-complex="normal" style:font-weight-complex="normal"/>
    </style:style>
    <style:style style:name="P124" style:family="paragraph" style:parent-style-name="Standard">
      <style:text-properties style:font-name="Liberation Serif" fo:font-weight="normal" officeooo:rsid="00d29ce3" officeooo:paragraph-rsid="00d29ce3" style:font-weight-asian="normal" style:font-weight-complex="normal"/>
    </style:style>
    <style:style style:name="P125" style:family="paragraph" style:parent-style-name="Standard">
      <style:text-properties style:font-name="Liberation Serif" fo:font-style="normal" fo:font-weight="normal" officeooo:rsid="00d29ce3" officeooo:paragraph-rsid="00d29ce3" style:font-style-asian="normal" style:font-weight-asian="normal" style:font-style-complex="normal" style:font-weight-complex="normal"/>
    </style:style>
    <style:style style:name="P126" style:family="paragraph" style:parent-style-name="Standard" style:list-style-name="L1">
      <style:text-properties officeooo:rsid="00d6ff6d" officeooo:paragraph-rsid="00d6ff6d"/>
    </style:style>
    <style:style style:name="P127" style:family="paragraph" style:parent-style-name="Standard">
      <style:text-properties fo:font-style="normal" officeooo:rsid="00ea312d" officeooo:paragraph-rsid="00ea312d" style:font-style-asian="normal" style:font-style-complex="normal"/>
    </style:style>
    <style:style style:name="P128" style:family="paragraph" style:parent-style-name="Standard">
      <style:paragraph-properties fo:margin-left="0.4925in" fo:margin-right="0in" fo:text-indent="0in" style:auto-text-indent="false"/>
      <style:text-properties fo:font-size="12pt" officeooo:rsid="00de78db" officeooo:paragraph-rsid="00de2be2"/>
    </style:style>
    <style:style style:name="P129" style:family="paragraph" style:parent-style-name="Standard">
      <style:paragraph-properties fo:margin-left="0.4925in" fo:margin-right="0in" fo:text-indent="0in" style:auto-text-indent="false"/>
      <style:text-properties fo:font-size="12pt" officeooo:rsid="00de78db" officeooo:paragraph-rsid="00e0e79e"/>
    </style:style>
    <style:style style:name="P130" style:family="paragraph" style:parent-style-name="Standard">
      <style:paragraph-properties fo:margin-left="0.4925in" fo:margin-right="0in" fo:text-indent="0in" style:auto-text-indent="false"/>
      <style:text-properties officeooo:rsid="00e0e79e" officeooo:paragraph-rsid="00e0f612"/>
    </style:style>
    <style:style style:name="P131" style:family="paragraph" style:parent-style-name="Table_20_Contents">
      <style:text-properties fo:color="#000000" style:text-outline="false" style:text-line-through-style="none" style:text-line-through-type="none" style:font-name="Liberation Sans" fo:font-size="12pt" fo:font-style="normal" fo:text-shadow="none" style:text-underline-style="none" fo:font-weight="normal" officeooo:rsid="00db79d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list-style-name="L2">
      <style:text-properties style:font-name="Liberation Serif" fo:font-weight="normal" officeooo:rsid="00add998" officeooo:paragraph-rsid="00add998" style:font-weight-asian="normal" style:font-weight-complex="normal"/>
    </style:style>
    <style:style style:name="P133" style:family="paragraph" style:parent-style-name="Text_20_body" style:list-style-name="L2">
      <style:text-properties style:font-name="Liberation Serif" fo:font-weight="normal" officeooo:rsid="00ae79d9" officeooo:paragraph-rsid="00ae79d9" style:font-weight-asian="normal" style:font-weight-complex="normal"/>
    </style:style>
    <style:style style:name="P134" style:family="paragraph" style:parent-style-name="Text_20_body" style:list-style-name="L2">
      <style:text-properties style:font-name="Liberation Serif" fo:font-weight="normal" officeooo:rsid="00b3daf0" officeooo:paragraph-rsid="00b3daf0" style:font-weight-asian="normal" style:font-weight-complex="normal"/>
    </style:style>
    <style:style style:name="P135" style:family="paragraph" style:parent-style-name="Text_20_body" style:list-style-name="L3">
      <style:text-properties officeooo:rsid="00c27ce0" officeooo:paragraph-rsid="00c27ce0"/>
    </style:style>
    <style:style style:name="P136" style:family="paragraph" style:parent-style-name="Text_20_body" style:list-style-name="L3">
      <style:text-properties style:font-name="Source Code Pro Semibold1" fo:font-weight="normal" officeooo:rsid="00c27ce0" officeooo:paragraph-rsid="00c27ce0" style:font-weight-asian="normal" style:font-weight-complex="normal"/>
    </style:style>
    <style:style style:name="P137" style:family="paragraph" style:parent-style-name="Text_20_body">
      <style:text-properties officeooo:paragraph-rsid="00f09c4f"/>
    </style:style>
    <style:style style:name="P138" style:family="paragraph" style:parent-style-name="Text_20_body">
      <style:text-properties fo:font-style="italic" officeooo:rsid="00f09c4f" officeooo:paragraph-rsid="00f09c4f" style:font-style-asian="italic" style:font-style-complex="italic"/>
    </style:style>
    <style:style style:name="P139" style:family="paragraph" style:parent-style-name="Text_20_body">
      <style:text-properties fo:font-style="italic" officeooo:rsid="00f09c4f" officeooo:paragraph-rsid="00f3bef4" style:font-style-asian="italic" style:font-style-complex="italic"/>
    </style:style>
    <style:style style:name="P140" style:family="paragraph" style:parent-style-name="Text_20_body">
      <style:text-properties fo:font-style="italic" officeooo:rsid="00fb9952" officeooo:paragraph-rsid="00fb9952" style:font-style-asian="italic" style:font-style-complex="italic"/>
    </style:style>
    <style:style style:name="P141" style:family="paragraph" style:parent-style-name="Text_20_body">
      <style:text-properties fo:font-style="italic" officeooo:rsid="00fb9952" officeooo:paragraph-rsid="00fc56e8" style:font-style-asian="italic" style:font-style-complex="italic"/>
    </style:style>
    <style:style style:name="P142" style:family="paragraph" style:parent-style-name="Text_20_body">
      <style:text-properties fo:font-style="normal" officeooo:rsid="00f09c4f" officeooo:paragraph-rsid="00f09c4f" style:font-style-asian="normal" style:font-style-complex="normal"/>
    </style:style>
    <style:style style:name="P143" style:family="paragraph" style:parent-style-name="Text_20_body">
      <style:text-properties fo:font-style="normal" officeooo:rsid="00f3bef4" officeooo:paragraph-rsid="00f3bef4" style:font-style-asian="normal" style:font-style-complex="normal"/>
    </style:style>
    <style:style style:name="P144" style:family="paragraph" style:parent-style-name="Text_20_body">
      <style:text-properties officeooo:rsid="00f3bef4" officeooo:paragraph-rsid="00f3bef4"/>
    </style:style>
    <style:style style:name="P145" style:family="paragraph" style:parent-style-name="Text_20_body">
      <style:text-properties officeooo:paragraph-rsid="00f3bef4"/>
    </style:style>
    <style:style style:name="P146" style:family="paragraph" style:parent-style-name="Text_20_body">
      <style:text-properties officeooo:paragraph-rsid="00fa5740"/>
    </style:style>
    <style:style style:name="P147" style:family="paragraph" style:parent-style-name="Text_20_body">
      <style:text-properties officeooo:paragraph-rsid="00fb9952"/>
    </style:style>
    <style:style style:name="P148" style:family="paragraph" style:parent-style-name="Text_20_body">
      <style:text-properties officeooo:paragraph-rsid="00fc56e8"/>
    </style:style>
    <style:style style:name="P149" style:family="paragraph" style:parent-style-name="Text_20_body">
      <style:text-properties officeooo:paragraph-rsid="00c27ce0"/>
    </style:style>
    <style:style style:name="P150" style:family="paragraph" style:parent-style-name="Text_20_body" style:list-style-name="L5">
      <style:text-properties officeooo:paragraph-rsid="0101428c"/>
    </style:style>
    <style:style style:name="P151" style:family="paragraph" style:parent-style-name="Text_20_body" style:list-style-name="L5">
      <style:text-properties officeooo:paragraph-rsid="0103517d"/>
    </style:style>
    <style:style style:name="P152" style:family="paragraph" style:parent-style-name="Text_20_body" style:list-style-name="L5">
      <style:text-properties officeooo:paragraph-rsid="010449f6"/>
    </style:style>
    <style:style style:name="P153" style:family="paragraph" style:parent-style-name="Text_20_body" style:list-style-name="L5">
      <style:text-properties officeooo:rsid="0101428c" officeooo:paragraph-rsid="0101428c"/>
    </style:style>
    <style:style style:name="P154" style:family="paragraph" style:parent-style-name="Text_20_body" style:list-style-name="L5">
      <style:text-properties officeooo:rsid="0101428c" officeooo:paragraph-rsid="0103517d"/>
    </style:style>
    <style:style style:name="P155" style:family="paragraph" style:parent-style-name="Text_20_body" style:list-style-name="L5">
      <style:text-properties officeooo:rsid="0101428c" officeooo:paragraph-rsid="010449f6"/>
    </style:style>
    <style:style style:name="P156" style:family="paragraph" style:parent-style-name="Text_20_body">
      <style:text-properties officeooo:rsid="0101428c" officeooo:paragraph-rsid="001b70af"/>
    </style:style>
    <style:style style:name="P157" style:family="paragraph" style:parent-style-name="Text_20_body">
      <style:text-properties officeooo:paragraph-rsid="01099ad5"/>
    </style:style>
    <style:style style:name="P158"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244cf0" style:font-weight-asian="normal" style:font-weight-complex="normal"/>
    </style:style>
    <style:style style:name="P159"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2681e5" style:font-weight-asian="normal" style:font-weight-complex="normal"/>
    </style:style>
    <style:style style:name="P160"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261f45" style:font-weight-asian="normal" style:font-weight-complex="normal"/>
    </style:style>
    <style:style style:name="P161"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2dece6" style:font-weight-asian="normal" style:font-weight-complex="normal"/>
    </style:style>
    <style:style style:name="P162"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316f7f" style:font-weight-asian="normal" style:font-weight-complex="normal"/>
    </style:style>
    <style:style style:name="P163"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516cfe" style:font-weight-asian="normal" style:font-weight-complex="normal"/>
    </style:style>
    <style:style style:name="P164"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568b4c" style:font-weight-asian="normal" style:font-weight-complex="normal"/>
    </style:style>
    <style:style style:name="P165"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8a06e8" style:font-weight-asian="normal" style:font-weight-complex="normal"/>
    </style:style>
    <style:style style:name="P166" style:family="paragraph" style:parent-style-name="Text_20_body" style:list-style-name="L4">
      <style:paragraph-properties fo:margin-left="0.9846in" fo:margin-right="0in" fo:text-indent="-0.25in" style:auto-text-indent="false"/>
      <style:text-properties style:font-name="Liberation Serif" fo:font-weight="normal" officeooo:rsid="00244cf0" officeooo:paragraph-rsid="008a4740" style:font-weight-asian="normal" style:font-weight-complex="normal"/>
    </style:style>
    <style:style style:name="P167" style:family="paragraph" style:parent-style-name="Text_20_body" style:list-style-name="L4">
      <style:paragraph-properties fo:margin-left="0.9846in" fo:margin-right="0in" fo:text-indent="-0.25in" style:auto-text-indent="false"/>
      <style:text-properties style:font-name="Liberation Serif" fo:font-weight="normal" officeooo:rsid="0053f5e1" officeooo:paragraph-rsid="005d5c2d" style:font-weight-asian="normal" style:font-weight-complex="normal"/>
    </style:style>
    <style:style style:name="P168" style:family="paragraph" style:parent-style-name="Text_20_body" style:list-style-name="L4">
      <style:paragraph-properties fo:margin-left="0.9846in" fo:margin-right="0in" fo:text-indent="-0.25in" style:auto-text-indent="false"/>
      <style:text-properties style:font-name="Liberation Serif" fo:font-weight="normal" officeooo:rsid="00607ca9" officeooo:paragraph-rsid="00607ca9" style:font-weight-asian="normal" style:font-weight-complex="normal"/>
    </style:style>
    <style:style style:name="P169" style:family="paragraph" style:parent-style-name="Text_20_body" style:list-style-name="L4">
      <style:paragraph-properties fo:margin-left="0.9846in" fo:margin-right="0in" fo:text-indent="-0.25in" style:auto-text-indent="false"/>
      <style:text-properties style:font-name="Liberation Serif" fo:font-weight="normal" officeooo:rsid="00607ca9" officeooo:paragraph-rsid="00827a23" style:font-weight-asian="normal" style:font-weight-complex="normal"/>
    </style:style>
    <style:style style:name="P170"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57cc29" style:font-weight-asian="normal" style:font-weight-complex="normal"/>
    </style:style>
    <style:style style:name="P171"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86221d" style:font-weight-asian="normal" style:font-weight-complex="normal"/>
    </style:style>
    <style:style style:name="P172"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8a06e8" style:font-weight-asian="normal" style:font-weight-complex="normal"/>
    </style:style>
    <style:style style:name="P173"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8cdd93" style:font-weight-asian="normal" style:font-weight-complex="normal"/>
    </style:style>
    <style:style style:name="P174"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917f6a" style:font-weight-asian="normal" style:font-weight-complex="normal"/>
    </style:style>
    <style:style style:name="P175"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960d04" style:font-weight-asian="normal" style:font-weight-complex="normal"/>
    </style:style>
    <style:style style:name="P176" style:family="paragraph" style:parent-style-name="Text_20_body" style:list-style-name="L4">
      <style:paragraph-properties fo:margin-left="0.9846in" fo:margin-right="0in" fo:text-indent="-0.25in" style:auto-text-indent="false"/>
      <style:text-properties style:font-name="Liberation Serif" fo:font-weight="normal" officeooo:rsid="0057cc29" officeooo:paragraph-rsid="0098fae4" style:font-weight-asian="normal" style:font-weight-complex="normal"/>
    </style:style>
    <style:style style:name="P177" style:family="paragraph" style:parent-style-name="Text_20_body" style:list-style-name="L4">
      <style:paragraph-properties fo:margin-left="0.9846in" fo:margin-right="0in" fo:text-indent="-0.25in" style:auto-text-indent="false"/>
      <style:text-properties style:font-name="Liberation Serif" fo:font-weight="normal" officeooo:rsid="0092457e" officeooo:paragraph-rsid="0092457e" style:font-weight-asian="normal" style:font-weight-complex="normal"/>
    </style:style>
    <style:style style:name="P178" style:family="paragraph" style:parent-style-name="Text_20_body" style:list-style-name="L4">
      <style:paragraph-properties fo:margin-left="0.9846in" fo:margin-right="0in" fo:text-indent="-0.25in" style:auto-text-indent="false"/>
      <style:text-properties style:font-name="Liberation Serif" fo:font-weight="normal" officeooo:rsid="0092457e" officeooo:paragraph-rsid="00960d04" style:font-weight-asian="normal" style:font-weight-complex="normal"/>
    </style:style>
    <style:style style:name="P179" style:family="paragraph" style:parent-style-name="Text_20_body" style:list-style-name="L4">
      <style:paragraph-properties fo:margin-left="0.9846in" fo:margin-right="0in" fo:text-indent="-0.25in" style:auto-text-indent="false"/>
      <style:text-properties style:font-name="Liberation Serif" fo:font-weight="normal" officeooo:rsid="00960d04" officeooo:paragraph-rsid="00960d04" style:font-weight-asian="normal" style:font-weight-complex="normal"/>
    </style:style>
    <style:style style:name="T1" style:family="text">
      <style:text-properties officeooo:rsid="001b70af"/>
    </style:style>
    <style:style style:name="T2" style:family="text">
      <style:text-properties fo:font-weight="normal" style:font-weight-asian="normal" style:font-weight-complex="normal"/>
    </style:style>
    <style:style style:name="T3" style:family="text">
      <style:text-properties officeooo:rsid="0027da11"/>
    </style:style>
    <style:style style:name="T4" style:family="text">
      <style:text-properties officeooo:rsid="003ac2d1"/>
    </style:style>
    <style:style style:name="T5" style:family="text">
      <style:text-properties officeooo:rsid="0043ef08"/>
    </style:style>
    <style:style style:name="T6" style:family="text">
      <style:text-properties officeooo:rsid="004b1bc6"/>
    </style:style>
    <style:style style:name="T7" style:family="text">
      <style:text-properties style:font-name="Source Code Pro Semibold1"/>
    </style:style>
    <style:style style:name="T8" style:family="text">
      <style:text-properties style:font-name="Source Code Pro Semibold1" fo:font-weight="normal" style:font-weight-asian="normal" style:font-weight-complex="normal"/>
    </style:style>
    <style:style style:name="T9" style:family="text">
      <style:text-properties style:font-name="Source Code Pro Semibold1" fo:font-weight="normal" officeooo:rsid="001cd57c" style:font-weight-asian="normal" style:font-weight-complex="normal"/>
    </style:style>
    <style:style style:name="T10" style:family="text">
      <style:text-properties style:font-name="Source Code Pro Semibold1" fo:font-weight="normal" officeooo:rsid="008867c6" style:font-weight-asian="normal" style:font-weight-complex="normal"/>
    </style:style>
    <style:style style:name="T11" style:family="text">
      <style:text-properties style:font-name="Source Code Pro Semibold1" fo:font-weight="normal" officeooo:rsid="008cdd93" style:font-weight-asian="normal" style:font-weight-complex="normal"/>
    </style:style>
    <style:style style:name="T12" style:family="text">
      <style:text-properties style:font-name="Source Code Pro Semibold1" fo:font-weight="normal" officeooo:rsid="008bab37" style:font-weight-asian="normal" style:font-weight-complex="normal"/>
    </style:style>
    <style:style style:name="T13" style:family="text">
      <style:text-properties style:font-name="Source Code Pro Semibold1" officeooo:rsid="0076531f"/>
    </style:style>
    <style:style style:name="T14" style:family="text">
      <style:text-properties style:font-name="Source Code Pro Semibold1" officeooo:rsid="00834564"/>
    </style:style>
    <style:style style:name="T15" style:family="text">
      <style:text-properties style:font-name="Source Code Pro Semibold1" officeooo:rsid="008867c6"/>
    </style:style>
    <style:style style:name="T16" style:family="text">
      <style:text-properties style:font-name="Source Code Pro Semibold1" officeooo:rsid="008bab37"/>
    </style:style>
    <style:style style:name="T17" style:family="text">
      <style:text-properties style:font-name="Source Code Pro Semibold1" officeooo:rsid="008cdd25"/>
    </style:style>
    <style:style style:name="T18" style:family="text">
      <style:text-properties style:font-name="Source Code Pro Semibold1" officeooo:rsid="009d4026"/>
    </style:style>
    <style:style style:name="T19" style:family="text">
      <style:text-properties style:font-name="Source Code Pro Semibold1" fo:font-style="normal" fo:font-weight="normal" officeooo:rsid="001cd57c" style:font-style-asian="normal" style:font-weight-asian="normal" style:font-style-complex="normal" style:font-weight-complex="normal"/>
    </style:style>
    <style:style style:name="T20" style:family="text">
      <style:text-properties style:font-name="Source Code Pro Semibold1" fo:font-style="normal" fo:font-weight="normal" officeooo:rsid="00cec40c" style:font-style-asian="normal" style:font-weight-asian="normal" style:font-style-complex="normal" style:font-weight-complex="normal"/>
    </style:style>
    <style:style style:name="T21" style:family="text">
      <style:text-properties style:font-name="Source Code Pro Semibold1" fo:font-style="normal" fo:font-weight="normal" officeooo:rsid="00cffedf" style:font-style-asian="normal" style:font-weight-asian="normal" style:font-style-complex="normal" style:font-weight-complex="normal"/>
    </style:style>
    <style:style style:name="T22" style:family="text">
      <style:text-properties officeooo:rsid="00516cfe"/>
    </style:style>
    <style:style style:name="T23" style:family="text">
      <style:text-properties officeooo:rsid="00568b4c"/>
    </style:style>
    <style:style style:name="T24" style:family="text">
      <style:text-properties officeooo:rsid="0057cc29"/>
    </style:style>
    <style:style style:name="T25" style:family="text">
      <style:text-properties officeooo:rsid="0058d44b"/>
    </style:style>
    <style:style style:name="T26" style:family="text">
      <style:text-properties officeooo:rsid="005bb89b"/>
    </style:style>
    <style:style style:name="T27" style:family="text">
      <style:text-properties officeooo:rsid="00607ca9"/>
    </style:style>
    <style:style style:name="T28" style:family="text">
      <style:text-properties officeooo:rsid="00618e20"/>
    </style:style>
    <style:style style:name="T29" style:family="text">
      <style:text-properties officeooo:rsid="0061bcae"/>
    </style:style>
    <style:style style:name="T30" style:family="text">
      <style:text-properties fo:font-style="italic" style:font-style-asian="italic" style:font-style-complex="italic"/>
    </style:style>
    <style:style style:name="T31" style:family="text">
      <style:text-properties fo:font-style="italic" officeooo:rsid="006464b0" style:font-style-asian="italic" style:font-style-complex="italic"/>
    </style:style>
    <style:style style:name="T32" style:family="text">
      <style:text-properties officeooo:rsid="0066abc9"/>
    </style:style>
    <style:style style:name="T33" style:family="text">
      <style:text-properties officeooo:rsid="0067b196"/>
    </style:style>
    <style:style style:name="T34" style:family="text">
      <style:text-properties fo:letter-spacing="normal" officeooo:rsid="0067b196"/>
    </style:style>
    <style:style style:name="T35" style:family="text">
      <style:text-properties officeooo:rsid="0078ddfc"/>
    </style:style>
    <style:style style:name="T36" style:family="text">
      <style:text-properties officeooo:rsid="007abf17"/>
    </style:style>
    <style:style style:name="T37" style:family="text">
      <style:text-properties officeooo:rsid="007ad4d8"/>
    </style:style>
    <style:style style:name="T38" style:family="text">
      <style:text-properties officeooo:rsid="007cbf68"/>
    </style:style>
    <style:style style:name="T39" style:family="text">
      <style:text-properties officeooo:rsid="007fb861"/>
    </style:style>
    <style:style style:name="T40" style:family="text">
      <style:text-properties officeooo:rsid="00827a23"/>
    </style:style>
    <style:style style:name="T41" style:family="text">
      <style:text-properties officeooo:rsid="008a06e8"/>
    </style:style>
    <style:style style:name="T42" style:family="text">
      <style:text-properties officeooo:rsid="008eba5a"/>
    </style:style>
    <style:style style:name="T43" style:family="text">
      <style:text-properties officeooo:rsid="00917f6a"/>
    </style:style>
    <style:style style:name="T44" style:family="text">
      <style:text-properties officeooo:rsid="00960d04"/>
    </style:style>
    <style:style style:name="T45" style:family="text">
      <style:text-properties officeooo:rsid="0098fae4"/>
    </style:style>
    <style:style style:name="T46" style:family="text">
      <style:text-properties officeooo:rsid="00999cc7"/>
    </style:style>
    <style:style style:name="T47" style:family="text">
      <style:text-properties officeooo:rsid="00aa0291"/>
    </style:style>
    <style:style style:name="T48" style:family="text">
      <style:text-properties officeooo:rsid="00b077e4"/>
    </style:style>
    <style:style style:name="T49" style:family="text">
      <style:text-properties officeooo:rsid="00b1e9a1"/>
    </style:style>
    <style:style style:name="T50" style:family="text">
      <style:text-properties officeooo:rsid="00b55a7a"/>
    </style:style>
    <style:style style:name="T51" style:family="text">
      <style:text-properties officeooo:rsid="00b5f4c1"/>
    </style:style>
    <style:style style:name="T52" style:family="text">
      <style:text-properties officeooo:rsid="00b76610"/>
    </style:style>
    <style:style style:name="T53" style:family="text">
      <style:text-properties officeooo:rsid="00bae61e"/>
    </style:style>
    <style:style style:name="T54" style:family="text">
      <style:text-properties fo:font-weight="bold" officeooo:rsid="00bae61e" style:font-weight-asian="bold" style:font-weight-complex="bold"/>
    </style:style>
    <style:style style:name="T55" style:family="text">
      <style:text-properties fo:font-weight="bold" officeooo:rsid="00eaa299" style:font-weight-asian="bold" style:font-weight-complex="bold"/>
    </style:style>
    <style:style style:name="T56" style:family="text">
      <style:text-properties fo:font-weight="bold" officeooo:rsid="00fc56e8" style:font-weight-asian="bold" style:font-weight-complex="bold"/>
    </style:style>
    <style:style style:name="T57" style:family="text">
      <style:text-properties fo:font-weight="bold" officeooo:rsid="00fa5740" style:font-weight-asian="bold" style:font-weight-complex="bold"/>
    </style:style>
    <style:style style:name="T58" style:family="text">
      <style:text-properties officeooo:rsid="00bdc30c"/>
    </style:style>
    <style:style style:name="T59" style:family="text">
      <style:text-properties officeooo:rsid="00c108e4"/>
    </style:style>
    <style:style style:name="T60" style:family="text">
      <style:text-properties style:font-name="Liberation Sans" fo:font-size="16pt" fo:font-weight="bold" style:font-name-asian="Microsoft YaHei" style:font-size-asian="16pt" style:font-weight-asian="bold" style:font-name-complex="Arial" style:font-size-complex="16pt" style:font-weight-complex="bold"/>
    </style:style>
    <style:style style:name="T61" style:family="text">
      <style:text-properties style:font-name="Liberation Sans" fo:font-size="16pt" fo:font-weight="bold" officeooo:rsid="001b70af" style:font-name-asian="Microsoft YaHei" style:font-size-asian="16pt" style:font-weight-asian="bold" style:font-name-complex="Arial" style:font-size-complex="16pt" style:font-weight-complex="bold"/>
    </style:style>
    <style:style style:name="T62" style:family="text">
      <style:text-properties style:font-name="Liberation Sans" fo:font-size="18pt" fo:font-weight="bold" officeooo:rsid="00de2be2" style:font-name-asian="Microsoft YaHei" style:font-size-asian="18pt" style:font-weight-asian="bold" style:font-name-complex="Arial" style:font-size-complex="18pt" style:font-weight-complex="bold"/>
    </style:style>
    <style:style style:name="T63" style:family="text">
      <style:text-properties style:font-name="Liberation Serif" fo:font-weight="normal" officeooo:rsid="00b3daf0" style:font-weight-asian="normal" style:font-weight-complex="normal"/>
    </style:style>
    <style:style style:name="T64" style:family="text">
      <style:text-properties style:font-name="Liberation Serif" fo:font-weight="normal" officeooo:rsid="00d29ce3" style:font-weight-asian="normal" style:font-weight-complex="normal"/>
    </style:style>
    <style:style style:name="T65" style:family="text">
      <style:text-properties style:font-name="Liberation Serif" fo:font-weight="normal" officeooo:rsid="00d4f48b" style:font-weight-asian="normal" style:font-weight-complex="normal"/>
    </style:style>
    <style:style style:name="T66" style:family="text">
      <style:text-properties style:font-name="Liberation Serif" fo:font-style="normal" fo:font-weight="normal" officeooo:rsid="00b3daf0" style:font-style-asian="normal" style:font-weight-asian="normal" style:font-style-complex="normal" style:font-weight-complex="normal"/>
    </style:style>
    <style:style style:name="T67" style:family="text">
      <style:text-properties style:font-name="Liberation Serif" fo:font-style="normal" fo:font-weight="normal" officeooo:rsid="00d29ce3" style:font-style-asian="normal" style:font-weight-asian="normal" style:font-style-complex="normal" style:font-weight-complex="normal"/>
    </style:style>
    <style:style style:name="T68" style:family="text">
      <style:text-properties style:font-name="Liberation Serif" fo:font-style="normal" fo:font-weight="normal" officeooo:rsid="00d4eb0c"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f3bef4" style:font-style-asian="normal" style:font-style-complex="normal"/>
    </style:style>
    <style:style style:name="T71" style:family="text">
      <style:text-properties fo:font-style="normal" officeooo:rsid="00f09c4f" style:font-style-asian="normal" style:font-style-complex="normal"/>
    </style:style>
    <style:style style:name="T72" style:family="text">
      <style:text-properties fo:font-style="normal" officeooo:rsid="00fc56e8" style:font-style-asian="normal" style:font-style-complex="normal"/>
    </style:style>
    <style:style style:name="T73" style:family="text">
      <style:text-properties fo:font-style="normal" officeooo:rsid="00fb9952" style:font-style-asian="normal" style:font-style-complex="normal"/>
    </style:style>
    <style:style style:name="T74" style:family="text">
      <style:text-properties fo:font-style="normal" officeooo:rsid="00fc5850" style:font-style-asian="normal" style:font-style-complex="normal"/>
    </style:style>
    <style:style style:name="T75" style:family="text">
      <style:text-properties fo:font-style="normal" officeooo:rsid="00fe546d" style:font-style-asian="normal" style:font-style-complex="normal"/>
    </style:style>
    <style:style style:name="T76" style:family="text">
      <style:text-properties officeooo:rsid="00da181c"/>
    </style:style>
    <style:style style:name="T77" style:family="text">
      <style:text-properties officeooo:rsid="00db79d4"/>
    </style:style>
    <style:style style:name="T78" style:family="text">
      <style:text-properties officeooo:rsid="00de2be2"/>
    </style:style>
    <style:style style:name="T79" style:family="text">
      <style:text-properties officeooo:rsid="00de78db"/>
    </style:style>
    <style:style style:name="T80" style:family="text">
      <style:text-properties officeooo:rsid="00dfb5f1"/>
    </style:style>
    <style:style style:name="T81" style:family="text">
      <style:text-properties officeooo:rsid="00e0e79e"/>
    </style:style>
    <style:style style:name="T82" style:family="text">
      <style:text-properties fo:font-size="12pt" officeooo:rsid="00de78db"/>
    </style:style>
    <style:style style:name="T83" style:family="text">
      <style:text-properties fo:font-size="12pt" officeooo:rsid="00de2be2"/>
    </style:style>
    <style:style style:name="T84" style:family="text">
      <style:text-properties fo:font-size="12pt" officeooo:rsid="00e0e79e"/>
    </style:style>
    <style:style style:name="T85" style:family="text">
      <style:text-properties officeooo:rsid="00e0f612"/>
    </style:style>
    <style:style style:name="T86" style:family="text">
      <style:text-properties officeooo:rsid="00e8b332"/>
    </style:style>
    <style:style style:name="T87" style:family="text">
      <style:text-properties officeooo:rsid="00ea312d"/>
    </style:style>
    <style:style style:name="T88" style:family="text">
      <style:text-properties officeooo:rsid="00eaa299"/>
    </style:style>
    <style:style style:name="T89" style:family="text">
      <style:text-properties officeooo:rsid="00f09c4f"/>
    </style:style>
    <style:style style:name="T90" style:family="text">
      <style:text-properties officeooo:rsid="00f1d886"/>
    </style:style>
    <style:style style:name="T91" style:family="text">
      <style:text-properties officeooo:rsid="00f3bef4"/>
    </style:style>
    <style:style style:name="T92" style:family="text">
      <style:text-properties officeooo:rsid="00f615ef"/>
    </style:style>
    <style:style style:name="T93" style:family="text">
      <style:text-properties officeooo:rsid="00f74744"/>
    </style:style>
    <style:style style:name="T94" style:family="text">
      <style:text-properties officeooo:rsid="00f88159"/>
    </style:style>
    <style:style style:name="T95" style:family="text">
      <style:text-properties officeooo:rsid="00fa5740"/>
    </style:style>
    <style:style style:name="T96" style:family="text">
      <style:text-properties officeooo:rsid="00fb9952"/>
    </style:style>
    <style:style style:name="T97" style:family="text">
      <style:text-properties officeooo:rsid="00fc56e8"/>
    </style:style>
    <style:style style:name="T98" style:family="text">
      <style:text-properties officeooo:rsid="0100ba71"/>
    </style:style>
    <style:style style:name="T99" style:family="text">
      <style:text-properties officeooo:rsid="00c27ce0"/>
    </style:style>
    <style:style style:name="T100" style:family="text">
      <style:text-properties officeooo:rsid="0101428c"/>
    </style:style>
    <style:style style:name="T101" style:family="text">
      <style:text-properties officeooo:rsid="01015367"/>
    </style:style>
    <style:style style:name="T102" style:family="text">
      <style:text-properties officeooo:rsid="01099ad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4"/>
      <text:p text:style-name="P4"/>
      <text:p text:style-name="P4">8X-RIPTIDE Assembl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0"><text:a xlink:type="simple" xlink:href="#__RefHeading___Toc758_2031202759" text:style-name="Index_20_Link" text:visited-style-name="Index_20_Link">Preface<text:tab/>3</text:a></text:p>
          <text:p text:style-name="P100"><text:a xlink:type="simple" xlink:href="#__RefHeading___Toc1378_2031202759" text:style-name="Index_20_Link" text:visited-style-name="Index_20_Link">Assembler Features<text:tab/>3</text:a></text:p>
          <text:p text:style-name="P100"><text:a xlink:type="simple" xlink:href="#__RefHeading___Toc1380_2031202759" text:style-name="Index_20_Link" text:visited-style-name="Index_20_Link">Command Line Interface<text:tab/>4</text:a></text:p>
          <text:p text:style-name="P101"><text:a xlink:type="simple" xlink:href="#__RefHeading___Toc1027_3484338271" text:style-name="Index_20_Link" text:visited-style-name="Index_20_Link">Usage<text:tab/>4</text:a></text:p>
          <text:p text:style-name="P101"><text:a xlink:type="simple" xlink:href="#__RefHeading___Toc1029_3484338271" text:style-name="Index_20_Link" text:visited-style-name="Index_20_Link">Arguments<text:tab/>4</text:a></text:p>
          <text:p text:style-name="P100"><text:a xlink:type="simple" xlink:href="#__RefHeading___Toc1382_2031202759" text:style-name="Index_20_Link" text:visited-style-name="Index_20_Link">Line Syntax<text:tab/>5</text:a></text:p>
          <text:p text:style-name="P101"><text:a xlink:type="simple" xlink:href="#__RefHeading___Toc4019_2031202759" text:style-name="Index_20_Link" text:visited-style-name="Index_20_Link">Additional Line Structure<text:tab/>5</text:a></text:p>
          <text:p text:style-name="P101"><text:a xlink:type="simple" xlink:href="#__RefHeading___Toc4021_2031202759" text:style-name="Index_20_Link" text:visited-style-name="Index_20_Link">Reserved Labels<text:tab/>6</text:a></text:p>
          <text:p text:style-name="P100"><text:a xlink:type="simple" xlink:href="#__RefHeading___Toc4023_2031202759" text:style-name="Index_20_Link" text:visited-style-name="Index_20_Link">Instruction Syntax<text:tab/>7</text:a></text:p>
          <text:p text:style-name="P101"><text:a xlink:type="simple" xlink:href="#__RefHeading___Toc1712_2031202759" text:style-name="Index_20_Link" text:visited-style-name="Index_20_Link">NOP<text:tab/>7</text:a></text:p>
          <text:p text:style-name="P101"><text:a xlink:type="simple" xlink:href="#__RefHeading___Toc1714_2031202759" text:style-name="Index_20_Link" text:visited-style-name="Index_20_Link">MOVE<text:tab/>7</text:a></text:p>
          <text:p text:style-name="P101"><text:a xlink:type="simple" xlink:href="#__RefHeading___Toc1716_2031202759" text:style-name="Index_20_Link" text:visited-style-name="Index_20_Link">ADD<text:tab/>8</text:a></text:p>
          <text:p text:style-name="P101"><text:a xlink:type="simple" xlink:href="#__RefHeading___Toc1718_2031202759" text:style-name="Index_20_Link" text:visited-style-name="Index_20_Link">AND<text:tab/>9</text:a></text:p>
          <text:p text:style-name="P101"><text:a xlink:type="simple" xlink:href="#__RefHeading___Toc1720_2031202759" text:style-name="Index_20_Link" text:visited-style-name="Index_20_Link">XOR<text:tab/>10</text:a></text:p>
          <text:p text:style-name="P101"><text:a xlink:type="simple" xlink:href="#__RefHeading___Toc1722_2031202759" text:style-name="Index_20_Link" text:visited-style-name="Index_20_Link">XEC<text:tab/>11</text:a></text:p>
          <text:p text:style-name="P101"><text:a xlink:type="simple" xlink:href="#__RefHeading___Toc1724_2031202759" text:style-name="Index_20_Link" text:visited-style-name="Index_20_Link">NZT<text:tab/>12</text:a></text:p>
          <text:p text:style-name="P101"><text:a xlink:type="simple" xlink:href="#__RefHeading___Toc1726_2031202759" text:style-name="Index_20_Link" text:visited-style-name="Index_20_Link">CALL<text:tab/>12</text:a></text:p>
          <text:p text:style-name="P101"><text:a xlink:type="simple" xlink:href="#__RefHeading___Toc1728_2031202759" text:style-name="Index_20_Link" text:visited-style-name="Index_20_Link">RET<text:tab/>13</text:a></text:p>
          <text:p text:style-name="P101"><text:a xlink:type="simple" xlink:href="#__RefHeading___Toc1730_2031202759" text:style-name="Index_20_Link" text:visited-style-name="Index_20_Link">XMIT<text:tab/>13</text:a></text:p>
          <text:p text:style-name="P101"><text:a xlink:type="simple" xlink:href="#__RefHeading___Toc1732_2031202759" text:style-name="Index_20_Link" text:visited-style-name="Index_20_Link">JMP<text:tab/>13</text:a></text:p>
          <text:p text:style-name="P100"><text:a xlink:type="simple" xlink:href="#__RefHeading___Toc1384_2031202759" text:style-name="Index_20_Link" text:visited-style-name="Index_20_Link">Declarations (Pre-Proccessor)<text:tab/>14</text:a></text:p>
          <text:p text:style-name="P101"><text:a xlink:type="simple" xlink:href="#__RefHeading___Toc1248_3484338271" text:style-name="Index_20_Link" text:visited-style-name="Index_20_Link">INCLUDE<text:tab/>14</text:a></text:p>
          <text:p text:style-name="P101"><text:a xlink:type="simple" xlink:href="#__RefHeading___Toc1250_3484338271" text:style-name="Index_20_Link" text:visited-style-name="Index_20_Link">MACRO / ENDMACRO<text:tab/>14</text:a></text:p>
          <text:p text:style-name="P101"><text:a xlink:type="simple" xlink:href="#__RefHeading___Toc1252_3484338271" text:style-name="Index_20_Link" text:visited-style-name="Index_20_Link">EQU<text:tab/>15</text:a></text:p>
          <text:p text:style-name="P100"><text:a xlink:type="simple" xlink:href="#__RefHeading___Toc1386_2031202759" text:style-name="Index_20_Link" text:visited-style-name="Index_20_Link">Directives<text:tab/>16</text:a></text:p>
          <text:p text:style-name="P101"><text:a xlink:type="simple" xlink:href="#__RefHeading___Toc1254_3484338271" text:style-name="Index_20_Link" text:visited-style-name="Index_20_Link">ORG<text:tab/>16</text:a></text:p>
          <text:p text:style-name="P101"><text:a xlink:type="simple" xlink:href="#__RefHeading___Toc1256_3484338271" text:style-name="Index_20_Link" text:visited-style-name="Index_20_Link">DATA<text:tab/>16</text:a></text:p>
          <text:p text:style-name="P101"><text:a xlink:type="simple" xlink:href="#__RefHeading___Toc1258_3484338271" text:style-name="Index_20_Link" text:visited-style-name="Index_20_Link">`HIGH<text:tab/>17</text:a></text:p>
          <text:p text:style-name="P101"><text:a xlink:type="simple" xlink:href="#__RefHeading___Toc1380_1977400650" text:style-name="Index_20_Link" text:visited-style-name="Index_20_Link">`LOW<text:tab/>17</text:a></text:p>
        </text:index-body>
      </text:table-of-content>
      <text:p text:style-name="P5"/>
      <text:h text:style-name="P104" text:outline-level="1"><text:bookmark-start text:name="__RefHeading___Toc758_2031202759"/>Preface<text:bookmark-end text:name="__RefHeading___Toc758_2031202759"/></text:h>
      <text:p text:style-name="P157"><text:span text:style-name="T102">The RIPTIDE Assembler is a lightweight command line tool created to assemble programs for the 8X300, 8X305, 8X-RIPTIDE, RIPTIDE-II, and RIPTIDE-III processors. While simple, the assembler includes features (described in the following section) designed to speed the process of developing, testing, debugging, and deploying assembly code for the various supported targets.</text:span></text:p>
      <text:p text:style-name="P157"/>
      <text:h text:style-name="P103" text:outline-level="1"><text:bookmark-start text:name="__RefHeading___Toc1378_2031202759"/>Assembler Features<text:bookmark-end text:name="__RefHeading___Toc1378_2031202759"/></text:h>
      <text:p text:style-name="P156"/>
      <text:list xml:id="list43399625" text:style-name="L5">
        <text:list-item>
          <text:p text:style-name="P155">Warnings <text:span text:style-name="T101">and Errors including</text:span></text:p>
          <text:list>
            <text:list-item>
              <text:p text:style-name="P152"><text:span text:style-name="T101">Syntax checking</text:span></text:p>
            </text:list-item>
            <text:list-item>
              <text:p text:style-name="P152"><text:span text:style-name="T101">Code segment overlap detection</text:span></text:p>
            </text:list-item>
            <text:list-item>
              <text:p text:style-name="P155"><text:span text:style-name="T101">Branch target out of range detection</text:span></text:p>
            </text:list-item>
          </text:list>
        </text:list-item>
        <text:list-item>
          <text:p text:style-name="P153">Integrated pre-processor</text:p>
          <text:list>
            <text:list-item>
              <text:p text:style-name="P150"><text:span text:style-name="T100">Supports ‘include’-ing other source files</text:span></text:p>
            </text:list-item>
            <text:list-item>
              <text:p text:style-name="P150"><text:span text:style-name="T100">Supports constant defining with the EQU declaration </text:span></text:p>
            </text:list-item>
          </text:list>
        </text:list-item>
        <text:list-item>
          <text:p text:style-name="P154">Supports macros with parameters</text:p>
        </text:list-item>
        <text:list-item>
          <text:p text:style-name="P154">Can generate a variety of output file types</text:p>
          <text:list>
            <text:list-item>
              <text:p text:style-name="P151"><text:span text:style-name="T100">MIF, COE for FPGA memory initialization</text:span></text:p>
            </text:list-item>
            <text:list-item>
              <text:p text:style-name="P154">BIN for general use</text:p>
            </text:list-item>
          </text:list>
        </text:list-item>
        <text:list-item>
          <text:p text:style-name="P154">Debug mode for detailed output </text:p>
        </text:list-item>
      </text:list>
      <text:h text:style-name="P105" text:outline-level="1"><text:bookmark-start text:name="__RefHeading___Toc1380_2031202759"/>Command Line Interface<text:bookmark-end text:name="__RefHeading___Toc1380_2031202759"/></text:h>
      <text:h text:style-name="P109" text:outline-level="2"><text:bookmark-start text:name="__RefHeading___Toc1027_3484338271"/>Usage<text:bookmark-end text:name="__RefHeading___Toc1027_3484338271"/></text:h>
      <text:p text:style-name="Standard">At least one of the output file flags (-BIN, -COE, -MIF) must be specified. If more than one output file flag is present, an output file is generated for each.</text:p>
      <text:h text:style-name="P113" text:outline-level="2"><text:bookmark-start text:name="__RefHeading___Toc1029_3484338271"/>Arguments<text:bookmark-end text:name="__RefHeading___Toc1029_3484338271"/></text:h>
      <text:p text:style-name="P121">-ASM &lt;source file&gt; </text:p>
      <text:p text:style-name="P121"/>
      <text:p text:style-name="P121">-BIN &lt;output binary&gt;</text:p>
      <text:p text:style-name="P123"/>
      <text:p text:style-name="P122">-COE &lt;output coe file&gt;</text:p>
      <text:p text:style-name="P7"><text:span text:style-name="T63">The output </text:span><text:span text:style-name="T64">file will have its file extension replaced or set to “.COE” by the assembler. E.g. providing the file name “</text:span><text:span text:style-name="T65">foo” or </text:span><text:span text:style-name="T64">“foo.bar” to the -COE flag will result in “foo.COE” being output by the assembler.</text:span></text:p>
      <text:p text:style-name="P124"/>
      <text:p text:style-name="Standard"><text:span text:style-name="T19">-</text:span><text:span text:style-name="T20">MIF</text:span><text:span text:style-name="T19"> &lt;output mif file&gt; </text:span></text:p>
      <text:p text:style-name="P7"><text:span text:style-name="T66">The output </text:span><text:span text:style-name="T67">file will have its file extension replaced or set to “.MIF” by the assembler. E.g. providing the file name “</text:span><text:span text:style-name="T68">foo” or </text:span><text:span text:style-name="T67">“foo.bar” to the -MIF flag will result in “foo.MIF” being output by the assembler.</text:span></text:p>
      <text:p text:style-name="P125"/>
      <text:p text:style-name="P6"><text:span text:style-name="T19">-</text:span><text:span text:style-name="T21">DEBUG</text:span></text:p>
      <text:p text:style-name="P9">The -DEBUG flag has two effects:</text:p>
      <text:list xml:id="list956795520" text:style-name="L1">
        <text:list-item>
          <text:p text:style-name="P126">The pre-processor will print the intermediate pre-proccessed files as output to the terminal. This output is then fed to the assembler as usual. </text:p>
        </text:list-item>
        <text:list-item>
          <text:p text:style-name="P126">The code generator will print the final machine code in a human-readable format to the terminal.</text:p>
        </text:list-item>
      </text:list>
      <text:p text:style-name="P9"/>
      <text:p text:style-name="P11">Machine code output example:</text:p>
      <table:table table:name="Table1" table:style-name="Table1" table:template-name="Box List Blue">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99">Address</text:p>
          </table:table-cell>
          <table:table-cell table:style-name="Table1.A1" office:value-type="string">
            <text:p text:style-name="P98">MSB</text:p>
          </table:table-cell>
          <table:table-cell table:style-name="Table1.A1" office:value-type="string">
            <text:p text:style-name="P98">LSB</text:p>
          </table:table-cell>
          <table:table-cell table:style-name="Table1.A1" office:value-type="string">
            <text:p text:style-name="P98">Mnemonic</text:p>
          </table:table-cell>
          <table:table-cell table:style-name="Table1.A1" office:value-type="string">
            <text:p text:style-name="P98">Args...<text:span text:style-name="T76">1</text:span></text:p>
          </table:table-cell>
          <table:table-cell table:style-name="Table1.A1" office:value-type="string">
            <text:p text:style-name="P99">...<text:span text:style-name="T77">2</text:span></text:p>
          </table:table-cell>
          <table:table-cell table:style-name="Table1.A1" office:value-type="string">
            <text:p text:style-name="P99">...<text:span text:style-name="T77">3</text:span></text:p>
          </table:table-cell>
        </table:table-row>
        <table:table-row table:style-name="Table1.1">
          <table:table-cell table:style-name="Table1.A2" office:value-type="string">
            <text:p text:style-name="P94">0</text:p>
          </table:table-cell>
          <table:table-cell table:style-name="Table1.B2" office:value-type="float" office:value="0">
            <text:p text:style-name="P94">0</text:p>
          </table:table-cell>
          <table:table-cell table:style-name="Table1.B2" office:value-type="float" office:value="8">
            <text:p text:style-name="P94">8</text:p>
          </table:table-cell>
          <table:table-cell table:style-name="Table1.D2" office:value-type="string">
            <text:p text:style-name="P94">JMP</text:p>
          </table:table-cell>
          <table:table-cell table:style-name="Table1.E2" office:value-type="string">
            <text:p text:style-name="P94">INT_RESET</text:p>
          </table:table-cell>
          <table:table-cell table:style-name="Table1.F2" office:value-type="string">
            <text:p text:style-name="P131">(8)</text:p>
          </table:table-cell>
          <table:table-cell table:style-name="Table1.G2">
            <text:p text:style-name="P96"/>
          </table:table-cell>
        </table:table-row>
        <table:table-row table:style-name="Table1.3">
          <table:table-cell table:style-name="Table1.A3" office:value-type="string">
            <text:p text:style-name="P95">7C</text:p>
          </table:table-cell>
          <table:table-cell table:style-name="Table1.B3" office:value-type="string">
            <text:p text:style-name="P95">58</text:p>
          </table:table-cell>
          <table:table-cell table:style-name="Table1.C3" office:value-type="string">
            <text:p text:style-name="P95">29</text:p>
          </table:table-cell>
          <table:table-cell table:style-name="Table1.D3" office:value-type="string">
            <text:p text:style-name="P95">AND</text:p>
          </table:table-cell>
          <table:table-cell table:style-name="Table1.E3" office:value-type="string">
            <text:p text:style-name="P95">RIV0</text:p>
          </table:table-cell>
          <table:table-cell table:style-name="Table1.F3" office:value-type="float" office:value="1">
            <text:p text:style-name="P95">1</text:p>
          </table:table-cell>
          <table:table-cell table:style-name="Table1.G3" office:value-type="string">
            <text:p text:style-name="P95">R11</text:p>
          </table:table-cell>
        </table:table-row>
        <table:table-row table:style-name="Table1.4">
          <table:table-cell table:style-name="Table1.A4" table:number-columns-spanned="7" office:value-type="string">
            <text:p text:style-name="P97"/>
          </table:table-cell>
          <table:covered-table-cell/>
          <table:covered-table-cell/>
          <table:covered-table-cell/>
          <table:covered-table-cell/>
          <table:covered-table-cell/>
          <table:covered-table-cell/>
        </table:table-row>
      </table:table>
      <text:p text:style-name="P10"/>
      <text:h text:style-name="P107" text:outline-level="1"><text:bookmark-start text:name="__RefHeading___Toc1382_2031202759"/>Line Syntax<text:bookmark-end text:name="__RefHeading___Toc1382_2031202759"/></text:h>
      <text:p text:style-name="P27">LABEL<text:tab/>MNEMONIC OPERANDS ; COMMENT</text:p>
      <text:list xml:id="list2589191677" text:style-name="L2">
        <text:list-item>
          <text:p text:style-name="P132">Label – <text:span text:style-name="T53">M</text:span>ust begin with an alphabetical character, can contain only letters and numbers, and must have no white-space preceding it on a line.</text:p>
        </text:list-item>
        <text:list-item>
          <text:p text:style-name="P133">Mnemonic – <text:span text:style-name="T54">Must be preceded by white-space</text:span><text:span text:style-name="T53">. M</text:span>ust be an instruction <text:span text:style-name="T49">("MOVE", "ADD", "AND", "XOR", "XEC", "NZT", "XMIT", "JMP", "CALL", "RET", "NOP") </text:span>or assembler directive (“ORG”, “EQU”, “<text:span text:style-name="T48">DATA”</text:span>)</text:p>
        </text:list-item>
        <text:list-item>
          <text:p text:style-name="P134">Operands – Mnemonic-specific parameters</text:p>
        </text:list-item>
        <text:list-item>
          <text:p text:style-name="P134">Comment – Characters following a ‘;’ will be ignored by the assembler. <text:span text:style-name="T50">Comments can be on their own line or </text:span><text:span text:style-name="T51">on an instruction’s line, </text:span><text:span text:style-name="T50">following the completed instruction syntax.</text:span></text:p>
        </text:list-item>
      </text:list>
      <text:h text:style-name="P114" text:outline-level="2"><text:bookmark-start text:name="__RefHeading___Toc4019_2031202759"/><text:span text:style-name="T52">Additional </text:span><text:span text:style-name="T47">Line </text:span>Structure<text:bookmark-end text:name="__RefHeading___Toc4019_2031202759"/></text:h>
      <text:p text:style-name="P23">If a label appears on its own line, it will be stored by the assembler and mapped/attached to the following line. At most, one label can be attached to a line. If multiple labels appear before a mnemonic, only the last one will be valid. </text:p>
      <text:p text:style-name="P67">LABEL<text:tab/></text:p>
      <text:p text:style-name="P67"><text:tab/>MNEMONIC OPERANDS ; COMMENT</text:p>
      <text:p text:style-name="P23">In the <text:span text:style-name="T58">following</text:span> example, “LABEL” would not be valid for use and only “LABEL2” will be attached to the following mnemonic. Attempts to use “LABEL” will result in an error.</text:p>
      <text:p text:style-name="P67">LABEL</text:p>
      <text:p text:style-name="P69">LABEL2</text:p>
      <text:p text:style-name="P67"><text:tab/>MNEMONIC OPERANDS ; COMMENT</text:p>
      <text:p text:style-name="P24">If a mnemonic appears at the beginning of the line (i.e. 0 indentation), the assembler will treat it as a label, likely resulting in <text:span text:style-name="T59">an </text:span>error.</text:p>
      <text:p text:style-name="P68">LABEL</text:p>
      <text:p text:style-name="P68">MNEMONIC OPERANDS</text:p>
      <text:p text:style-name="P28"/>
      <text:p text:style-name="P28"/>
      <text:h text:style-name="P115" text:outline-level="2"><text:bookmark-start text:name="__RefHeading___Toc4021_2031202759"/><text:soft-page-break/>Reserved Labels<text:bookmark-end text:name="__RefHeading___Toc4021_2031202759"/></text:h>
      <text:p text:style-name="P149"><text:span text:style-name="T99">The following keywords cannot be used as labels. Placing them at the beginning of a line results in a specific assembler directive. </text:span><text:span text:style-name="T98">Also see: </text:span><text:a xlink:type="simple" xlink:href="#7.Directives|outline" text:style-name="Internet_20_link" text:visited-style-name="Visited_20_Internet_20_Link"><text:span text:style-name="T99">directives</text:span></text:a><text:span text:style-name="T99">.</text:span></text:p>
      <text:list xml:id="list3917459548" text:style-name="L3">
        <text:list-item>
          <text:p text:style-name="P135"><text:span text:style-name="T9">I</text:span><text:span text:style-name="T8">NCLUDE</text:span></text:p>
        </text:list-item>
        <text:list-item>
          <text:p text:style-name="P136">MACRO</text:p>
        </text:list-item>
        <text:list-item>
          <text:p text:style-name="P136">ENDMACRO</text:p>
        </text:list-item>
      </text:list>
      <text:h text:style-name="P108" text:outline-level="1"><text:bookmark-start text:name="__RefHeading___Toc4023_2031202759"/>Instruction Syntax<text:bookmark-end text:name="__RefHeading___Toc4023_2031202759"/></text:h>
      <text:h text:style-name="P116" text:outline-level="2"><text:bookmark-start text:name="__RefHeading___Toc1712_2031202759"/>NOP<text:bookmark-end text:name="__RefHeading___Toc1712_2031202759"/></text:h>
      <text:p text:style-name="P25">NOP</text:p>
      <text:p text:style-name="P33">Example:</text:p>
      <text:p text:style-name="P33"><text:tab/><text:span text:style-name="T7">NOP</text:span></text:p>
      <text:h text:style-name="P116" text:outline-level="2"><text:bookmark-start text:name="__RefHeading___Toc1714_2031202759"/>MOVE<text:bookmark-end text:name="__RefHeading___Toc1714_2031202759"/></text:h>
      <text:p text:style-name="P84">MOVE S(R), D</text:p>
      <text:p text:style-name="P54">Operands:</text:p>
      <text:list xml:id="list2502068402" text:style-name="L4">
        <text:list-item>
          <text:p text:style-name="P158">S – Source register </text:p>
        </text:list-item>
        <text:list-item>
          <text:p text:style-name="P158">R – Rotate amount</text:p>
        </text:list-item>
        <text:list-item>
          <text:p text:style-name="P158">D – Destination register</text:p>
        </text:list-item>
      </text:list>
      <text:p text:style-name="P34">Example:</text:p>
      <text:p text:style-name="P66"><text:tab/><text:span text:style-name="T9">MOVE R1(2), AUX</text:span></text:p>
      <text:p text:style-name="P48">Notes:</text:p>
      <text:p text:style-name="P79">The rotate amount, R, is an optional field. </text:p>
      <text:p text:style-name="P79">E.g. “MOVE R1(0), AUX” is equivalent to “MOVE R1, AUX”</text:p>
      <text:p text:style-name="P85">MOVE S, L, D </text:p>
      <text:p text:style-name="P56">Operands:</text:p>
      <text:list xml:id="list122345601578653" text:continue-numbering="true" text:style-name="L4">
        <text:list-item>
          <text:p text:style-name="P159">S – Source register </text:p>
        </text:list-item>
        <text:list-item>
          <text:p text:style-name="P159"><text:span text:style-name="T3">L</text:span> – <text:span text:style-name="T3">Length</text:span></text:p>
        </text:list-item>
        <text:list-item>
          <text:p text:style-name="P159">D – Destination register</text:p>
        </text:list-item>
      </text:list>
      <text:p text:style-name="P36">Example:</text:p>
      <text:p text:style-name="P66"><text:tab/><text:span text:style-name="T9">MOVE RIV3, 3, R6</text:span></text:p>
      <text:h text:style-name="P116" text:outline-level="2"><text:bookmark-start text:name="__RefHeading___Toc1716_2031202759"/><text:soft-page-break/>ADD<text:bookmark-end text:name="__RefHeading___Toc1716_2031202759"/></text:h>
      <text:p text:style-name="P85">ADD S(R), D</text:p>
      <text:p text:style-name="P55">Operands:</text:p>
      <text:list xml:id="list122346309488697" text:continue-numbering="true" text:style-name="L4">
        <text:list-item>
          <text:p text:style-name="P160">S – Source register </text:p>
        </text:list-item>
        <text:list-item>
          <text:p text:style-name="P160">R – Rotate amount</text:p>
        </text:list-item>
        <text:list-item>
          <text:p text:style-name="P160">D – Destination register</text:p>
        </text:list-item>
      </text:list>
      <text:p text:style-name="P35">Example:</text:p>
      <text:p text:style-name="P35"><text:tab/><text:span text:style-name="T7">ADD R1 (4), R3</text:span></text:p>
      <text:p text:style-name="P49">Notes:</text:p>
      <text:p text:style-name="P78">The rotate amount, R, is an optional field. </text:p>
      <text:p text:style-name="P78">E.g. “<text:span text:style-name="T4">ADD</text:span> R1(0), <text:span text:style-name="T4">R3</text:span>” is equivalent to “<text:span text:style-name="T4">ADD</text:span> R1, <text:span text:style-name="T4">R3</text:span>”</text:p>
      <text:p text:style-name="P85">ADD S, L, D</text:p>
      <text:p text:style-name="P57">Operands:</text:p>
      <text:list xml:id="list122345356943250" text:continue-numbering="true" text:style-name="L4">
        <text:list-item>
          <text:p text:style-name="P161">S – Source register </text:p>
        </text:list-item>
        <text:list-item>
          <text:p text:style-name="P161"><text:span text:style-name="T3">L</text:span> – <text:span text:style-name="T3">Length</text:span></text:p>
        </text:list-item>
        <text:list-item>
          <text:p text:style-name="P161">D – Destination register</text:p>
        </text:list-item>
      </text:list>
      <text:p text:style-name="P37">Example:</text:p>
      <text:p text:style-name="P32"><text:span text:style-name="T2"><text:tab/></text:span><text:span text:style-name="T8">ADD R11, 4, LIV3</text:span></text:p>
      <text:h text:style-name="P119" text:outline-level="2"><text:bookmark-start text:name="__RefHeading___Toc1718_2031202759"/>AND<text:bookmark-end text:name="__RefHeading___Toc1718_2031202759"/></text:h>
      <text:p text:style-name="P85"><text:bookmark-start text:name="__RefHeading___Toc1718_2031202759 Copy 1"/>AND S(R), D<text:bookmark-end text:name="__RefHeading___Toc1718_2031202759 Copy 1"/></text:p>
      <text:p text:style-name="P58">Operands:</text:p>
      <text:list xml:id="list122345411403766" text:continue-numbering="true" text:style-name="L4">
        <text:list-item>
          <text:p text:style-name="P162">S – Source register </text:p>
        </text:list-item>
        <text:list-item>
          <text:p text:style-name="P162">R – Rotate amount</text:p>
        </text:list-item>
        <text:list-item>
          <text:p text:style-name="P162">D – Destination register</text:p>
        </text:list-item>
      </text:list>
      <text:p text:style-name="P38">Example:</text:p>
      <text:p text:style-name="P38"><text:tab/><text:span text:style-name="T7">AND R1 (4), R3</text:span></text:p>
      <text:p text:style-name="P50">Notes:</text:p>
      <text:p text:style-name="P77">The rotate amount, R, is an optional field. </text:p>
      <text:p text:style-name="P77">E.g. “<text:span text:style-name="T5">AND</text:span> R1(0), <text:span text:style-name="T4">R3</text:span>” is equivalent to “<text:span text:style-name="T5">AND</text:span> R1, <text:span text:style-name="T4">R3</text:span>”</text:p>
      <text:p text:style-name="P85"><text:bookmark-start text:name="__RefHeading___Toc1718_2031202759 Copy 2"/>AND S, L, D<text:bookmark-end text:name="__RefHeading___Toc1718_2031202759 Copy 2"/></text:p>
      <text:p text:style-name="P58">Operands:</text:p>
      <text:list xml:id="list122346566954817" text:continue-numbering="true" text:style-name="L4">
        <text:list-item>
          <text:p text:style-name="P162">S – Source register </text:p>
        </text:list-item>
        <text:list-item>
          <text:p text:style-name="P162"><text:span text:style-name="T3">L</text:span> – <text:span text:style-name="T3">Length</text:span></text:p>
        </text:list-item>
        <text:list-item>
          <text:p text:style-name="P162">D – Destination register</text:p>
        </text:list-item>
      </text:list>
      <text:p text:style-name="P38">Example:</text:p>
      <text:p text:style-name="P31"><text:span text:style-name="T2"><text:tab/></text:span><text:span text:style-name="T8">AND R11, 4, LIV3</text:span></text:p>
      <text:h text:style-name="P119" text:outline-level="2"><text:bookmark-start text:name="__RefHeading___Toc1720_2031202759"/>XOR<text:bookmark-end text:name="__RefHeading___Toc1720_2031202759"/></text:h>
      <text:p text:style-name="P85">XOR S(R), D</text:p>
      <text:p text:style-name="P58">Operands:</text:p>
      <text:list xml:id="list122345391263288" text:continue-numbering="true" text:style-name="L4">
        <text:list-item>
          <text:p text:style-name="P162">S – Source register </text:p>
        </text:list-item>
        <text:list-item>
          <text:p text:style-name="P162">R – Rotate amount</text:p>
        </text:list-item>
        <text:list-item>
          <text:p text:style-name="P162">D – Destination register</text:p>
        </text:list-item>
      </text:list>
      <text:p text:style-name="P38">Example:</text:p>
      <text:p text:style-name="P38"><text:tab/><text:span text:style-name="T7">XOR R1 (4), R3</text:span></text:p>
      <text:p text:style-name="P51">Notes:</text:p>
      <text:p text:style-name="P76">The rotate amount, R, is an optional field. </text:p>
      <text:p text:style-name="P76">E.g. “<text:span text:style-name="T6">XOR</text:span> R1(0), <text:span text:style-name="T4">R3</text:span>” is equivalent to “<text:span text:style-name="T6">XOR</text:span> R1, <text:span text:style-name="T4">R3</text:span>”</text:p>
      <text:p text:style-name="P85">XOR S, L, D</text:p>
      <text:p text:style-name="P58">Operands:</text:p>
      <text:list xml:id="list122346763582554" text:continue-numbering="true" text:style-name="L4">
        <text:list-item>
          <text:p text:style-name="P162">S – Source register </text:p>
        </text:list-item>
        <text:list-item>
          <text:p text:style-name="P162"><text:span text:style-name="T3">L</text:span> – <text:span text:style-name="T3">Length</text:span></text:p>
        </text:list-item>
        <text:list-item>
          <text:p text:style-name="P162">D – Destination register</text:p>
        </text:list-item>
      </text:list>
      <text:p text:style-name="P38">Example:</text:p>
      <text:p text:style-name="P30"><text:span text:style-name="T2"><text:tab/></text:span><text:span text:style-name="T8">XOR LIV7, 4, LIV3</text:span></text:p>
      <text:h text:style-name="P119" text:outline-level="2"><text:bookmark-start text:name="__RefHeading___Toc1722_2031202759"/>XEC<text:bookmark-end text:name="__RefHeading___Toc1722_2031202759"/></text:h>
      <text:p text:style-name="P86"><text:span text:style-name="T22">XEC</text:span> <text:span text:style-name="T22">I (S) </text:span><text:span text:style-name="T27">[N]</text:span></text:p>
      <text:p text:style-name="P59">Operands:</text:p>
      <text:list xml:id="list122345585428754" text:continue-numbering="true" text:style-name="L4">
        <text:list-item>
          <text:p text:style-name="P167"><text:span text:style-name="T24">I – </text:span><text:span text:style-name="T26">I</text:span><text:span text:style-name="T25">mmediate/label</text:span> </text:p>
        </text:list-item>
        <text:list-item>
          <text:p text:style-name="P163">S – Source register </text:p>
        </text:list-item>
        <text:list-item>
          <text:p text:style-name="P168">N – <text:span text:style-name="T31">error checking, </text:span><text:span text:style-name="T29">expected</text:span> <text:span text:style-name="T28">range</text:span> <text:span text:style-name="T35">of values</text:span> (S), <text:span text:style-name="T35">can’t be 0</text:span></text:p>
        </text:list-item>
      </text:list>
      <text:p text:style-name="P39">Example:</text:p>
      <text:p text:style-name="P41"><text:tab/><text:span text:style-name="T7">XEC </text:span><text:span text:style-name="T15">EX_LABEL</text:span><text:span text:style-name="T7"> (R3) </text:span><text:span text:style-name="T13">[4]</text:span></text:p>
      <text:p text:style-name="P52">Notes:</text:p>
      <text:p text:style-name="P80">The <text:span text:style-name="T32">expected range</text:span>, “<text:span text:style-name="T32">N”</text:span>, is an optional field <text:span text:style-name="T33">that tells the assembler that the expected values in (S) should vary </text:span><text:span text:style-name="T36">in the range</text:span><text:span text:style-name="T33"> [</text:span><text:span text:style-name="T34">0..N-1</text:span><text:span text:style-name="T33">]. </text:span><text:span text:style-name="T36">This means that the target location should vary in the range [I..I+N-1]. If the target location [I..I+N-1] can extend beyond the range of XEC, the assembler will emit a warning </text:span><text:span text:style-name="T37">at assemble time.</text:span></text:p>
      <text:p text:style-name="P82">If no value is provided <text:span text:style-name="T39">for “N”,</text:span> the assembler <text:span text:style-name="T38">only checks that “I” is in range of XEC.</text:span></text:p>
      <text:p text:style-name="P87"><text:span text:style-name="T23">XEC</text:span> <text:span text:style-name="T23">I (S, L) </text:span><text:span text:style-name="T40">[N]</text:span></text:p>
      <text:p text:style-name="P60">Operands:</text:p>
      <text:list xml:id="list122346172887445" text:continue-numbering="true" text:style-name="L4">
        <text:list-item>
          <text:p text:style-name="P170">I – <text:span text:style-name="T26">I</text:span><text:span text:style-name="T25">mmediate/label </text:span></text:p>
        </text:list-item>
        <text:list-item>
          <text:p text:style-name="P164">S – Source register </text:p>
        </text:list-item>
        <text:list-item>
          <text:p text:style-name="P164"><text:span text:style-name="T3">L</text:span> – <text:span text:style-name="T3">Length</text:span></text:p>
        </text:list-item>
        <text:list-item>
          <text:p text:style-name="P169">N – <text:span text:style-name="T31">error checking, </text:span><text:span text:style-name="T29">expected</text:span> <text:span text:style-name="T28">range</text:span> <text:span text:style-name="T35">of values</text:span> (S), <text:span text:style-name="T35">can’t be 0</text:span></text:p>
        </text:list-item>
      </text:list>
      <text:p text:style-name="P40">Example:</text:p>
      <text:p text:style-name="P41"><text:tab/><text:span text:style-name="T7">XEC </text:span><text:span text:style-name="T15">EX_LABEL</text:span><text:span text:style-name="T7"> (LIV4,3) </text:span><text:span text:style-name="T14">[4]</text:span></text:p>
      <text:p text:style-name="P53">Notes:</text:p>
      <text:p text:style-name="P81">The <text:span text:style-name="T32">expected range</text:span>, “<text:span text:style-name="T32">N”</text:span>, is an optional field <text:span text:style-name="T33">that tells the assembler that the expected values in (S) should vary </text:span><text:span text:style-name="T36">in the range</text:span><text:span text:style-name="T33"> [</text:span><text:span text:style-name="T34">0..N-1</text:span><text:span text:style-name="T33">]. </text:span><text:span text:style-name="T36">This means that the target location should vary in the range [I..I+N-1]. If the target location [I..I+N-1] can extend beyond the range of XEC, the assembler will emit a warning </text:span><text:span text:style-name="T37">at assemble time.</text:span></text:p>
      <text:p text:style-name="P83">If no value is provided <text:span text:style-name="T39">for “N”,</text:span> the assembler <text:span text:style-name="T38">only checks that “I” is in range of XEC.</text:span></text:p>
      <text:h text:style-name="P116" text:outline-level="2"><text:bookmark-start text:name="__RefHeading___Toc1724_2031202759"/><text:soft-page-break/>NZT<text:bookmark-end text:name="__RefHeading___Toc1724_2031202759"/></text:h>
      <text:p text:style-name="P88">NZT S, I</text:p>
      <text:p text:style-name="P60">Operands:</text:p>
      <text:list xml:id="list122345437128107" text:continue-numbering="true" text:style-name="L4">
        <text:list-item>
          <text:p text:style-name="P164">S – Source register </text:p>
        </text:list-item>
        <text:list-item>
          <text:p text:style-name="P171">I – <text:span text:style-name="T26">I</text:span><text:span text:style-name="T25">mmediate/label</text:span></text:p>
        </text:list-item>
      </text:list>
      <text:p text:style-name="P40">Example:</text:p>
      <text:p text:style-name="P40"><text:tab/><text:span text:style-name="T7">NZT R6, </text:span><text:span text:style-name="T15">EX_LABEL</text:span></text:p>
      <text:p text:style-name="P89">NZT S, <text:span text:style-name="T41">L, I</text:span></text:p>
      <text:p text:style-name="P61">Operands:</text:p>
      <text:list xml:id="list122346682636835" text:continue-numbering="true" text:style-name="L4">
        <text:list-item>
          <text:p text:style-name="P165">S – Source register </text:p>
        </text:list-item>
        <text:list-item>
          <text:p text:style-name="P166"><text:span text:style-name="T3">L</text:span> – <text:span text:style-name="T3">Length</text:span></text:p>
        </text:list-item>
        <text:list-item>
          <text:p text:style-name="P172">I – <text:span text:style-name="T26">I</text:span><text:span text:style-name="T25">mmediate/label</text:span></text:p>
        </text:list-item>
      </text:list>
      <text:p text:style-name="P42">Example:</text:p>
      <text:p text:style-name="P42"><text:span text:style-name="T15"><text:tab/>NZT </text:span><text:span text:style-name="T17">LIV5</text:span><text:span text:style-name="T15">, </text:span><text:span text:style-name="T16">1, </text:span><text:span text:style-name="T15">EX_LABEL</text:span></text:p>
      <text:h text:style-name="P116" text:outline-level="2"><text:bookmark-start text:name="__RefHeading___Toc1726_2031202759"/>CALL<text:bookmark-end text:name="__RefHeading___Toc1726_2031202759"/></text:h>
      <text:p text:style-name="P90"><text:span text:style-name="T42">CALL</text:span> <text:span text:style-name="T41">I</text:span></text:p>
      <text:p text:style-name="P62">Operands:</text:p>
      <text:list xml:id="list122347178226913" text:continue-numbering="true" text:style-name="L4">
        <text:list-item>
          <text:p text:style-name="P173">I – <text:span text:style-name="T26">I</text:span><text:span text:style-name="T25">mmediate/label</text:span></text:p>
        </text:list-item>
      </text:list>
      <text:p text:style-name="P43">Example:</text:p>
      <text:p text:style-name="P29"><text:span text:style-name="T10"><text:tab/></text:span><text:span text:style-name="T11">CALL</text:span><text:span text:style-name="T12"> </text:span><text:span text:style-name="T10">EX_LABEL</text:span></text:p>
      <text:h text:style-name="P119" text:outline-level="2"><text:bookmark-start text:name="__RefHeading___Toc1728_2031202759"/>RET<text:bookmark-end text:name="__RefHeading___Toc1728_2031202759"/></text:h>
      <text:p text:style-name="P26">RET</text:p>
      <text:p text:style-name="P44">Example:</text:p>
      <text:p text:style-name="P44"><text:tab/><text:span text:style-name="T7">RET</text:span></text:p>
      <text:h text:style-name="P116" text:outline-level="2"><text:bookmark-start text:name="__RefHeading___Toc1730_2031202759"/>XMIT<text:bookmark-end text:name="__RefHeading___Toc1730_2031202759"/></text:h>
      <text:p text:style-name="P91"><text:span text:style-name="T43">XMIT</text:span> <text:span text:style-name="T43">I, D</text:span></text:p>
      <text:p text:style-name="P63">Operands:</text:p>
      <text:list xml:id="list122346377888515" text:continue-numbering="true" text:style-name="L4">
        <text:list-item>
          <text:p text:style-name="P174">I – <text:span text:style-name="T26">I</text:span><text:span text:style-name="T25">mmediate/label</text:span></text:p>
        </text:list-item>
        <text:list-item>
          <text:p text:style-name="P177">D – Destination register</text:p>
        </text:list-item>
      </text:list>
      <text:p text:style-name="P45">Example:</text:p>
      <text:p text:style-name="P70"><text:tab/>XMIT @027, IVL</text:p>
      <text:p text:style-name="P92"><text:span text:style-name="T43">XMIT</text:span> <text:span text:style-name="T43">I, D, </text:span><text:span text:style-name="T44">L</text:span></text:p>
      <text:p text:style-name="P64">Operands:</text:p>
      <text:list xml:id="list122346674579165" text:continue-numbering="true" text:style-name="L4">
        <text:list-item>
          <text:p text:style-name="P175">I – <text:span text:style-name="T26">I</text:span><text:span text:style-name="T25">mmediate/label</text:span></text:p>
        </text:list-item>
        <text:list-item>
          <text:p text:style-name="P178">D – Destination register</text:p>
        </text:list-item>
        <text:list-item>
          <text:p text:style-name="P179">L – Length </text:p>
        </text:list-item>
      </text:list>
      <text:p text:style-name="P46">Example:</text:p>
      <text:p text:style-name="P71"><text:tab/>XMIT 03, LIV5, 3</text:p>
      <text:h text:style-name="P116" text:outline-level="2"><text:bookmark-start text:name="__RefHeading___Toc1732_2031202759"/>JMP<text:bookmark-end text:name="__RefHeading___Toc1732_2031202759"/></text:h>
      <text:p text:style-name="P93"><text:span text:style-name="T45">JMP</text:span> <text:span text:style-name="T45">A</text:span></text:p>
      <text:p text:style-name="P65">Operands:</text:p>
      <text:list xml:id="list122346656191944" text:continue-numbering="true" text:style-name="L4">
        <text:list-item>
          <text:p text:style-name="P176"><text:span text:style-name="T45">A</text:span> – <text:span text:style-name="T45">Address </text:span><text:span text:style-name="T46">(13-bit field)</text:span></text:p>
        </text:list-item>
      </text:list>
      <text:p text:style-name="P47">Example:</text:p>
      <text:p text:style-name="P47"><text:span text:style-name="T15"><text:tab/>JMP </text:span><text:span text:style-name="T18">EX_LABEL</text:span></text:p>
      <text:h text:style-name="P106" text:outline-level="1"><text:bookmark-start text:name="__RefHeading___Toc1384_2031202759"/><text:span text:style-name="T1">Declarations </text:span><text:span text:style-name="T78">(P</text:span><text:span text:style-name="T62">re-Proccessor)</text:span><text:bookmark-end text:name="__RefHeading___Toc1384_2031202759"/></text:h>
      <text:h text:style-name="P111" text:outline-level="2"><text:bookmark-start text:name="__RefHeading___Toc1248_3484338271"/>INCLUDE<text:bookmark-end text:name="__RefHeading___Toc1248_3484338271"/></text:h>
      <text:p text:style-name="P12">Copies the specified file contents into the assembly file being pre-proccessed at the location of the INCLUDE declaration.</text:p>
      <text:p text:style-name="P12"/>
      <text:p text:style-name="P15">Ex.</text:p>
      <text:p text:style-name="P12">INCLUDE “foo.asm”</text:p>
      <text:h text:style-name="P112" text:outline-level="2"><text:bookmark-start text:name="__RefHeading___Toc1250_3484338271"/>MACRO / ENDMACRO<text:bookmark-end text:name="__RefHeading___Toc1250_3484338271"/></text:h>
      <text:p text:style-name="P13"><text:span text:style-name="T78">Declares a code snippet with parameters that can be referenced throughout the program. There must be exactly one ENDMACRO per MACRO, </text:span><text:span text:style-name="T79">where MACRO marks the beginning of the macro and ENDMACRO marks the end.</text:span><text:span text:style-name="T78"> After pre-processing, references to the macro in the program will be replaced with the parameterized macro.</text:span></text:p>
      <text:p text:style-name="Standard"/>
      <text:p text:style-name="P14">Ex.</text:p>
      <text:p text:style-name="P14"/>
      <text:p text:style-name="P13"><text:span text:style-name="T79">MACRO</text:span><text:span text:style-name="T78"> </text:span><text:span text:style-name="T79">&lt;macroname&gt;</text:span><text:span text:style-name="T78"> </text:span><text:span text:style-name="T79">&lt;param1&gt;</text:span><text:span text:style-name="T78">, </text:span><text:span text:style-name="T79">&lt;param2&gt;, … </text:span></text:p>
      <text:p text:style-name="P128">NOP</text:p>
      <text:p text:style-name="P72"><text:span text:style-name="T79">MOVE</text:span><text:span text:style-name="T78"> </text:span><text:span text:style-name="T80">&lt;param1&gt;</text:span><text:span text:style-name="T78">, 8, </text:span><text:span text:style-name="T80">&lt;param2&gt;</text:span></text:p>
      <text:p text:style-name="P128">NOP</text:p>
      <text:p text:style-name="P13"><text:span text:style-name="T79">ENDMACRO</text:span><text:span text:style-name="T78"> </text:span><text:span text:style-name="T80">&lt;macroname&gt;</text:span></text:p>
      <text:p text:style-name="P13"/>
      <text:p text:style-name="P74">...</text:p>
      <text:p text:style-name="P74">&lt;macroname&gt; &lt;param1&gt;, &lt;param2&gt;</text:p>
      <text:p text:style-name="P74">...</text:p>
      <text:p text:style-name="P13"/>
      <text:p text:style-name="P13"/>
      <text:p text:style-name="P20"><text:span text:style-name="T30">Ex. 2</text:span></text:p>
      <text:p text:style-name="P18"/>
      <text:p text:style-name="P19"><text:span text:style-name="T79">MACRO</text:span> nothingburger nothing, burger</text:p>
      <text:p text:style-name="P129">NOP</text:p>
      <text:p text:style-name="P73"><text:span text:style-name="T82">MOVE</text:span><text:span text:style-name="T83"> </text:span><text:span text:style-name="T84">nothing</text:span><text:span text:style-name="T83">, 8, </text:span><text:span text:style-name="T84">burger</text:span></text:p>
      <text:p text:style-name="P129">NOP</text:p>
      <text:p text:style-name="P19"><text:span text:style-name="T79">ENDMACRO</text:span> nothingburger</text:p>
      <text:p text:style-name="P13"/>
      <text:p text:style-name="P74">...</text:p>
      <text:p text:style-name="P75"><text:span text:style-name="T85">nothingburger</text:span><text:span text:style-name="T81"> </text:span><text:span text:style-name="T85">R1</text:span><text:span text:style-name="T81">, </text:span><text:span text:style-name="T85">R2</text:span></text:p>
      <text:p text:style-name="P74">...<text:tab/></text:p>
      <text:h text:style-name="P118" text:outline-level="2"><text:bookmark-start text:name="__RefHeading___Toc1252_3484338271"/><text:span text:style-name="T61">E</text:span><text:span text:style-name="T60">QU</text:span><text:bookmark-end text:name="__RefHeading___Toc1252_3484338271"/></text:h>
      <text:p text:style-name="P22"><text:span text:style-name="T86">Defines an equivalency, where instances of the </text:span><text:span text:style-name="T87">identifier are replaced with the associated constant during pre-processing. </text:span><text:span text:style-name="T88">The associated value must be a constant value, meaning constant expressions such as “3 + 2” are </text:span><text:span text:style-name="T55">not </text:span><text:span text:style-name="T88">valid.</text:span></text:p>
      <text:p text:style-name="Standard"/>
      <text:p text:style-name="Standard"/>
      <text:p text:style-name="P16">Ex.</text:p>
      <text:p text:style-name="P16"/>
      <text:p text:style-name="P8">&lt;identifier&gt; EQU &lt;constant&gt;</text:p>
      <text:p text:style-name="P8"/>
      <text:p text:style-name="P21"/>
      <text:p text:style-name="P17">Ex. 2</text:p>
      <text:p text:style-name="P127"/>
      <text:p text:style-name="P21">FOO EQU 3 </text:p>
      <text:h text:style-name="P105" text:outline-level="1"><text:bookmark-start text:name="__RefHeading___Toc1386_2031202759"/>Directives<text:bookmark-end text:name="__RefHeading___Toc1386_2031202759"/></text:h>
      <text:h text:style-name="P110" text:outline-level="2"><text:bookmark-start text:name="__RefHeading___Toc1254_3484338271"/>ORG<text:bookmark-end text:name="__RefHeading___Toc1254_3484338271"/></text:h>
      <text:p text:style-name="P137"><text:span text:style-name="T89">Instructs the assembler to place the code </text:span><text:span text:style-name="T90">following the ORG directive</text:span><text:span text:style-name="T89"> at the specified address </text:span><text:span text:style-name="T90">in the code memory region</text:span><text:span text:style-name="T89">.</text:span></text:p>
      <text:p text:style-name="P138">Ex.</text:p>
      <text:p text:style-name="P142"><text:tab/>ORG &lt;addr&gt;</text:p>
      <text:p text:style-name="P138">Ex. 2</text:p>
      <text:p text:style-name="P142"><text:tab/>ORG $100</text:p>
      <text:h text:style-name="P110" text:outline-level="2"><text:bookmark-start text:name="__RefHeading___Toc1256_3484338271"/>DATA<text:bookmark-end text:name="__RefHeading___Toc1256_3484338271"/></text:h>
      <text:p text:style-name="P145"><text:span text:style-name="T91">Instructs the assembler to place the specified data in the code memory as if it were machine code. </text:span><text:span text:style-name="T92">A label is typically placed before the data so that </text:span><text:span text:style-name="T94">they</text:span><text:span text:style-name="T92"> may be easily accessed, but a label is not required </text:span><text:span text:style-name="T93">for the directive to work</text:span><text:span text:style-name="T92">.</text:span></text:p>
      <text:p text:style-name="P139">Ex.</text:p>
      <text:p text:style-name="P144"><text:span text:style-name="T70">D</text:span><text:span text:style-name="T69">ATALABEL</text:span></text:p>
      <text:p text:style-name="P145"><text:span text:style-name="T70"><text:tab/>DATA</text:span><text:span text:style-name="T71"> &lt;</text:span><text:span text:style-name="T70">data</text:span><text:span text:style-name="T71">&gt;</text:span></text:p>
      <text:p text:style-name="P139">Ex. 2</text:p>
      <text:p text:style-name="P144"><text:span text:style-name="T69">DATALABEL</text:span></text:p>
      <text:p text:style-name="P145"><text:span text:style-name="T70"><text:tab/>DATA</text:span><text:span text:style-name="T71"> </text:span><text:span text:style-name="T70">$DEAD</text:span></text:p>
      <text:p text:style-name="P145"><text:span text:style-name="T71"><text:tab/></text:span><text:span text:style-name="T70">DATA $BEEF</text:span></text:p>
      <text:p text:style-name="P139">Ex. <text:span text:style-name="T91">3</text:span></text:p>
      <text:p text:style-name="P143">STRLABEL</text:p>
      <text:p text:style-name="P145"><text:span text:style-name="T70"><text:tab/>DATA</text:span><text:span text:style-name="T71"> </text:span><text:span text:style-name="T70">‘a’</text:span></text:p>
      <text:p text:style-name="P145"><text:span text:style-name="T71"><text:tab/></text:span><text:span text:style-name="T70">DATA</text:span><text:span text:style-name="T71"> </text:span><text:span text:style-name="T70">‘b’</text:span></text:p>
      <text:p text:style-name="P145"><text:span text:style-name="T70"><text:tab/>DATA</text:span><text:span text:style-name="T71"> </text:span><text:span text:style-name="T70">‘c’</text:span></text:p>
      <text:h text:style-name="P120" text:outline-level="2"><text:bookmark-start text:name="__RefHeading___Toc1258_3484338271"/><text:span text:style-name="T61">`HIGH</text:span><text:bookmark-end text:name="__RefHeading___Toc1258_3484338271"/></text:h>
      <text:p text:style-name="P146"><text:span text:style-name="T95">Instructs the assembler to use only the </text:span><text:span text:style-name="T57">high</text:span><text:span text:style-name="T95"> byte of the constant data following the `HIGH directive. </text:span><text:span text:style-name="T96">Can be used anywhere the programmer can place constant data in the code.</text:span></text:p>
      <text:p text:style-name="P140">Ex.</text:p>
      <text:p text:style-name="P147"><text:span text:style-name="T73"><text:tab/>XMIT `</text:span><text:span text:style-name="T72">HIGH</text:span><text:span text:style-name="T73"> $</text:span><text:span text:style-name="T75">HHLL</text:span><text:span text:style-name="T73">, R1</text:span></text:p>
      <text:h text:style-name="P117" text:outline-level="2"><text:bookmark-start text:name="__RefHeading___Toc1380_1977400650"/><text:span text:style-name="T60">`LOW</text:span><text:span text:style-name="T95"> </text:span><text:bookmark-end text:name="__RefHeading___Toc1380_1977400650"/></text:h>
      <text:p text:style-name="P148"><text:span text:style-name="T95">Instructs the assembler to use only the </text:span><text:span text:style-name="T56">low</text:span><text:span text:style-name="T95"> byte of the constant data following the `</text:span><text:span text:style-name="T97">LOW</text:span><text:span text:style-name="T95"> directive. </text:span><text:span text:style-name="T96">Can be used anywhere the programmer can place constant data in the code.</text:span></text:p>
      <text:p text:style-name="P141">Ex.</text:p>
      <text:p text:style-name="P148"><text:span text:style-name="T73"><text:tab/>XMIT `</text:span><text:span text:style-name="T74">LOW</text:span><text:span text:style-name="T73"> $</text:span><text:span text:style-name="T75">HHLL</text:span><text:span text:style-name="T73">, R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Source Code Pro Semibold" svg:font-family="'Source Code Pro Semibold'" style:font-family-generic="modern" style:font-pitch="fixed"/>
    <style:font-face style:name="Source Code Pro Semibold1" svg:font-family="'Source Code Pro Semibold'"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799in" fo:margin-bottom="0.0799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loext:graphic-properties draw:fill-gradient-name="gradient" draw:fill-hatch-name="hatch"/>
      <style:paragraph-properties fo:text-align="end" style:justify-single-word="false" fo:padding="0.0201in" fo:border-left="none" fo:border-right="none" fo:border-top="none" fo:border-bottom="0.06pt solid #000000"/>
      <style:text-properties style:font-name="Source Code Pro" fo:font-style="italic" officeooo:rsid="009f982a" officeooo:paragraph-rsid="00a0cba4" style:font-style-asian="italic" style:font-style-complex="italic"/>
    </style:style>
    <style:style style:name="MP2" style:family="paragraph" style:parent-style-name="Header">
      <loext:graphic-properties draw:fill-gradient-name="gradient" draw:fill-hatch-name="hatch"/>
      <style:paragraph-properties fo:padding="0.0201in" fo:border-left="none" fo:border-right="none" fo:border-top="none" fo:border-bottom="0.06pt solid #000000"/>
      <style:text-properties style:font-name="Source Code Pro" fo:font-style="italic" officeooo:rsid="009f982a" officeooo:paragraph-rsid="009f982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IPTIDE Assembler Manual</text:p>
      </style:header>
      <style:header-left>
        <text:p text:style-name="MP2">RIPTIDE Assembler Manual</text:p>
      </style:header-left>
      <loext:header-first>
        <text:p text:style-name="Header_20_left"/>
      </loext:header-first>
      <style:footer>
        <text:p text:style-name="Footer_20_right"><text:page-number text:select-page="current">17</text:page-number></text:p>
      </style:footer>
      <style:footer-left>
        <text:p text:style-name="Footer_20_left"><text:page-number text:select-page="current">16</text:page-number></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4-08T10:34:59.727000000</meta:creation-date>
    <dc:date>2023-05-04T12:23:38.852000000</dc:date>
    <meta:editing-duration>PT6H4M3S</meta:editing-duration>
    <meta:editing-cycles>201</meta:editing-cycles>
    <meta:generator>LibreOffice/6.4.6.2$Windows_X86_64 LibreOffice_project/0ce51a4fd21bff07a5c061082cc82c5ed232f115</meta:generator>
    <meta:document-statistic meta:table-count="1" meta:image-count="0" meta:object-count="0" meta:page-count="17" meta:paragraph-count="310" meta:word-count="1535" meta:character-count="8683" meta:non-whitespace-character-count="7414"/>
  </office:meta>
</office:document-meta>
</file>